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4.65cm"/>
    </style:style>
    <style:style style:name="co3" style:family="table-column">
      <style:table-column-properties fo:break-before="auto" style:column-width="3.627cm"/>
    </style:style>
    <style:style style:name="co4" style:family="table-column">
      <style:table-column-properties fo:break-before="auto" style:column-width="3.323cm"/>
    </style:style>
    <style:style style:name="co5" style:family="table-column">
      <style:table-column-properties fo:break-before="auto" style:column-width="2.161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4.179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OTEAU_ID_POT</text:p>
          </table:table-cell>
          <table:table-cell office:value-type="string" calcext:value-type="string">
            <text:p>DATE_CONCEPTION_POT</text:p>
          </table:table-cell>
          <table:table-cell office:value-type="string" calcext:value-type="string">
            <text:p>DESCRIPTION_REP</text:p>
          </table:table-cell>
          <table:table-cell office:value-type="string" calcext:value-type="string">
            <text:p>DESCRIPTION_RT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D_ARRONDISSEMENT</text:p>
          </table:table-cell>
          <table:table-cell office:value-type="string" calcext:value-type="string">
            <text:p>TRC_ID</text:p>
          </table:table-cell>
        </table:table-row>
        <table:table-row table:style-name="ro1">
          <table:table-cell office:value-type="float" office:value="9892" calcext:value-type="float">
            <text:p>9892</text:p>
          </table:table-cell>
          <table:table-cell office:value-type="float" office:value="19990521000000" calcext:value-type="float">
            <text:p>1999052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142.413</text:p>
          </table:table-cell>
          <table:table-cell office:value-type="string" calcext:value-type="string">
            <text:p>5048476.88</text:p>
          </table:table-cell>
          <table:table-cell office:value-type="float" office:value="16" calcext:value-type="float">
            <text:p>16</text:p>
          </table:table-cell>
          <table:table-cell office:value-type="float" office:value="1624703" calcext:value-type="float">
            <text:p>1624703</text:p>
          </table:table-cell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float" office:value="19990521000000" calcext:value-type="float">
            <text:p>1999052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081.153</text:p>
          </table:table-cell>
          <table:table-cell office:value-type="string" calcext:value-type="string">
            <text:p>5048500.872</text:p>
          </table:table-cell>
          <table:table-cell office:value-type="float" office:value="16" calcext:value-type="float">
            <text:p>16</text:p>
          </table:table-cell>
          <table:table-cell office:value-type="float" office:value="1624703" calcext:value-type="float">
            <text:p>1624703</text:p>
          </table:table-cell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float" office:value="19990521000000" calcext:value-type="float">
            <text:p>1999052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056.028</text:p>
          </table:table-cell>
          <table:table-cell office:value-type="string" calcext:value-type="string">
            <text:p>5048515.594</text:p>
          </table:table-cell>
          <table:table-cell office:value-type="float" office:value="16" calcext:value-type="float">
            <text:p>16</text:p>
          </table:table-cell>
          <table:table-cell office:value-type="float" office:value="1624703" calcext:value-type="float">
            <text:p>1624703</text:p>
          </table:table-cell>
        </table:table-row>
        <table:table-row table:style-name="ro1">
          <table:table-cell office:value-type="float" office:value="10093" calcext:value-type="float">
            <text:p>10093</text:p>
          </table:table-cell>
          <table:table-cell/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029.675</text:p>
          </table:table-cell>
          <table:table-cell office:value-type="string" calcext:value-type="string">
            <text:p>5048531.425</text:p>
          </table:table-cell>
          <table:table-cell office:value-type="float" office:value="16" calcext:value-type="float">
            <text:p>16</text:p>
          </table:table-cell>
          <table:table-cell office:value-type="float" office:value="1624703" calcext:value-type="float">
            <text:p>1624703</text:p>
          </table:table-cell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float" office:value="19990521000000" calcext:value-type="float">
            <text:p>1999052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3998.604</text:p>
          </table:table-cell>
          <table:table-cell office:value-type="string" calcext:value-type="string">
            <text:p>5048550.257</text:p>
          </table:table-cell>
          <table:table-cell office:value-type="float" office:value="16" calcext:value-type="float">
            <text:p>16</text:p>
          </table:table-cell>
          <table:table-cell office:value-type="float" office:value="1624703" calcext:value-type="float">
            <text:p>1624703</text:p>
          </table:table-cell>
        </table:table-row>
        <table:table-row table:style-name="ro1">
          <table:table-cell office:value-type="float" office:value="10208" calcext:value-type="float">
            <text:p>10208</text:p>
          </table:table-cell>
          <table:table-cell/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2902.542</text:p>
          </table:table-cell>
          <table:table-cell office:value-type="string" calcext:value-type="string">
            <text:p>5049209.621</text:p>
          </table:table-cell>
          <table:table-cell office:value-type="float" office:value="16" calcext:value-type="float">
            <text:p>16</text:p>
          </table:table-cell>
          <table:table-cell office:value-type="float" office:value="1609999" calcext:value-type="float">
            <text:p>1609999</text:p>
          </table:table-cell>
        </table:table-row>
        <table:table-row table:style-name="ro1">
          <table:table-cell office:value-type="float" office:value="32702" calcext:value-type="float">
            <text:p>32702</text:p>
          </table:table-cell>
          <table:table-cell office:value-type="float" office:value="20010110000000" calcext:value-type="float">
            <text:p>20010110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float" office:value="293433" calcext:value-type="float">
            <text:p>293433</text:p>
          </table:table-cell>
          <table:table-cell office:value-type="string" calcext:value-type="string">
            <text:p>5049366.556</text:p>
          </table:table-cell>
          <table:table-cell office:value-type="float" office:value="16" calcext:value-type="float">
            <text:p>16</text:p>
          </table:table-cell>
          <table:table-cell office:value-type="float" office:value="1610059" calcext:value-type="float">
            <text:p>1610059</text:p>
          </table:table-cell>
        </table:table-row>
        <table:table-row table:style-name="ro1">
          <table:table-cell office:value-type="float" office:value="63847" calcext:value-type="float">
            <text:p>63847</text:p>
          </table:table-cell>
          <table:table-cell office:value-type="float" office:value="20130724000000" calcext:value-type="float">
            <text:p>2013072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5446.813</text:p>
          </table:table-cell>
          <table:table-cell office:value-type="float" office:value="5054339" calcext:value-type="float">
            <text:p>505433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3891" calcext:value-type="float">
            <text:p>73891</text:p>
          </table:table-cell>
          <table:table-cell/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730.13</text:p>
          </table:table-cell>
          <table:table-cell office:value-type="string" calcext:value-type="string">
            <text:p>5049261.266</text:p>
          </table:table-cell>
          <table:table-cell office:value-type="float" office:value="16" calcext:value-type="float">
            <text:p>16</text:p>
          </table:table-cell>
          <table:table-cell office:value-type="float" office:value="1625061" calcext:value-type="float">
            <text:p>1625061</text:p>
          </table:table-cell>
        </table:table-row>
        <table:table-row table:style-name="ro1">
          <table:table-cell office:value-type="float" office:value="79247" calcext:value-type="float">
            <text:p>79247</text:p>
          </table:table-cell>
          <table:table-cell/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781.021</text:p>
          </table:table-cell>
          <table:table-cell office:value-type="string" calcext:value-type="string">
            <text:p>5048704.582</text:p>
          </table:table-cell>
          <table:table-cell office:value-type="float" office:value="16" calcext:value-type="float">
            <text:p>16</text:p>
          </table:table-cell>
          <table:table-cell office:value-type="float" office:value="4009220" calcext:value-type="float">
            <text:p>4009220</text:p>
          </table:table-cell>
        </table:table-row>
        <table:table-row table:style-name="ro1">
          <table:table-cell office:value-type="float" office:value="79251" calcext:value-type="float">
            <text:p>79251</text:p>
          </table:table-cell>
          <table:table-cell office:value-type="float" office:value="19990912000000" calcext:value-type="float">
            <text:p>19990912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814.402</text:p>
          </table:table-cell>
          <table:table-cell office:value-type="string" calcext:value-type="string">
            <text:p>5048674.589</text:p>
          </table:table-cell>
          <table:table-cell office:value-type="float" office:value="16" calcext:value-type="float">
            <text:p>16</text:p>
          </table:table-cell>
          <table:table-cell office:value-type="float" office:value="1625026" calcext:value-type="float">
            <text:p>1625026</text:p>
          </table:table-cell>
        </table:table-row>
        <table:table-row table:style-name="ro1">
          <table:table-cell office:value-type="float" office:value="79252" calcext:value-type="float">
            <text:p>79252</text:p>
          </table:table-cell>
          <table:table-cell office:value-type="float" office:value="19990912000000" calcext:value-type="float">
            <text:p>19990912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3830.561</text:p>
          </table:table-cell>
          <table:table-cell office:value-type="string" calcext:value-type="string">
            <text:p>5048659.948</text:p>
          </table:table-cell>
          <table:table-cell office:value-type="float" office:value="16" calcext:value-type="float">
            <text:p>16</text:p>
          </table:table-cell>
          <table:table-cell office:value-type="float" office:value="1625026" calcext:value-type="float">
            <text:p>1625026</text:p>
          </table:table-cell>
        </table:table-row>
        <table:table-row table:style-name="ro1">
          <table:table-cell office:value-type="float" office:value="79257" calcext:value-type="float">
            <text:p>79257</text:p>
          </table:table-cell>
          <table:table-cell office:value-type="float" office:value="19990912000000" calcext:value-type="float">
            <text:p>19990912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3842.339</text:p>
          </table:table-cell>
          <table:table-cell office:value-type="string" calcext:value-type="string">
            <text:p>5048649.407</text:p>
          </table:table-cell>
          <table:table-cell office:value-type="float" office:value="16" calcext:value-type="float">
            <text:p>16</text:p>
          </table:table-cell>
          <table:table-cell office:value-type="float" office:value="1624704" calcext:value-type="float">
            <text:p>1624704</text:p>
          </table:table-cell>
        </table:table-row>
        <table:table-row table:style-name="ro1">
          <table:table-cell office:value-type="float" office:value="79258" calcext:value-type="float">
            <text:p>79258</text:p>
          </table:table-cell>
          <table:table-cell office:value-type="float" office:value="19990912000000" calcext:value-type="float">
            <text:p>19990912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873.567</text:p>
          </table:table-cell>
          <table:table-cell office:value-type="string" calcext:value-type="string">
            <text:p>5048624.664</text:p>
          </table:table-cell>
          <table:table-cell office:value-type="float" office:value="16" calcext:value-type="float">
            <text:p>16</text:p>
          </table:table-cell>
          <table:table-cell office:value-type="float" office:value="1624704" calcext:value-type="float">
            <text:p>1624704</text:p>
          </table:table-cell>
        </table:table-row>
        <table:table-row table:style-name="ro1">
          <table:table-cell office:value-type="float" office:value="79259" calcext:value-type="float">
            <text:p>79259</text:p>
          </table:table-cell>
          <table:table-cell/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895.038</text:p>
          </table:table-cell>
          <table:table-cell office:value-type="string" calcext:value-type="string">
            <text:p>5048611.653</text:p>
          </table:table-cell>
          <table:table-cell office:value-type="float" office:value="16" calcext:value-type="float">
            <text:p>16</text:p>
          </table:table-cell>
          <table:table-cell office:value-type="float" office:value="1624704" calcext:value-type="float">
            <text:p>1624704</text:p>
          </table:table-cell>
        </table:table-row>
        <table:table-row table:style-name="ro1">
          <table:table-cell office:value-type="float" office:value="79261" calcext:value-type="float">
            <text:p>79261</text:p>
          </table:table-cell>
          <table:table-cell office:value-type="float" office:value="19990912000000" calcext:value-type="float">
            <text:p>19990912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928.633</text:p>
          </table:table-cell>
          <table:table-cell office:value-type="string" calcext:value-type="string">
            <text:p>5048591.461</text:p>
          </table:table-cell>
          <table:table-cell office:value-type="float" office:value="16" calcext:value-type="float">
            <text:p>16</text:p>
          </table:table-cell>
          <table:table-cell office:value-type="float" office:value="1624704" calcext:value-type="float">
            <text:p>1624704</text:p>
          </table:table-cell>
        </table:table-row>
        <table:table-row table:style-name="ro1">
          <table:table-cell office:value-type="float" office:value="79262" calcext:value-type="float">
            <text:p>79262</text:p>
          </table:table-cell>
          <table:table-cell office:value-type="float" office:value="19990912000000" calcext:value-type="float">
            <text:p>19990912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939.859</text:p>
          </table:table-cell>
          <table:table-cell office:value-type="string" calcext:value-type="string">
            <text:p>5048584.8</text:p>
          </table:table-cell>
          <table:table-cell office:value-type="float" office:value="16" calcext:value-type="float">
            <text:p>16</text:p>
          </table:table-cell>
          <table:table-cell office:value-type="float" office:value="1624704" calcext:value-type="float">
            <text:p>1624704</text:p>
          </table:table-cell>
        </table:table-row>
        <table:table-row table:style-name="ro1">
          <table:table-cell office:value-type="float" office:value="79265" calcext:value-type="float">
            <text:p>79265</text:p>
          </table:table-cell>
          <table:table-cell/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3982.717</text:p>
          </table:table-cell>
          <table:table-cell office:value-type="string" calcext:value-type="string">
            <text:p>5048559.318</text:p>
          </table:table-cell>
          <table:table-cell office:value-type="float" office:value="16" calcext:value-type="float">
            <text:p>16</text:p>
          </table:table-cell>
          <table:table-cell office:value-type="float" office:value="1624704" calcext:value-type="float">
            <text:p>1624704</text:p>
          </table:table-cell>
        </table:table-row>
        <table:table-row table:style-name="ro1">
          <table:table-cell office:value-type="float" office:value="105193" calcext:value-type="float">
            <text:p>105193</text:p>
          </table:table-cell>
          <table:table-cell office:value-type="float" office:value="20001121000000" calcext:value-type="float">
            <text:p>2000112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5689.099</text:p>
          </table:table-cell>
          <table:table-cell office:value-type="string" calcext:value-type="string">
            <text:p>5054026.012</text:p>
          </table:table-cell>
          <table:table-cell office:value-type="float" office:value="16" calcext:value-type="float">
            <text:p>16</text:p>
          </table:table-cell>
          <table:table-cell office:value-type="float" office:value="1611236" calcext:value-type="float">
            <text:p>1611236</text:p>
          </table:table-cell>
        </table:table-row>
        <table:table-row table:style-name="ro1">
          <table:table-cell office:value-type="float" office:value="213578" calcext:value-type="float">
            <text:p>213578</text:p>
          </table:table-cell>
          <table:table-cell office:value-type="float" office:value="20100616000000" calcext:value-type="float">
            <text:p>2010061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4482.142</text:p>
          </table:table-cell>
          <table:table-cell office:value-type="string" calcext:value-type="string">
            <text:p>5048876.094</text:p>
          </table:table-cell>
          <table:table-cell office:value-type="float" office:value="16" calcext:value-type="float">
            <text:p>16</text:p>
          </table:table-cell>
          <table:table-cell office:value-type="float" office:value="1610291" calcext:value-type="float">
            <text:p>1610291</text:p>
          </table:table-cell>
        </table:table-row>
        <table:table-row table:style-name="ro1">
          <table:table-cell office:value-type="float" office:value="220469" calcext:value-type="float">
            <text:p>220469</text:p>
          </table:table-cell>
          <table:table-cell office:value-type="float" office:value="20120903000000" calcext:value-type="float">
            <text:p>2012090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835.156</text:p>
          </table:table-cell>
          <table:table-cell office:value-type="float" office:value="5050987" calcext:value-type="float">
            <text:p>5050987</text:p>
          </table:table-cell>
          <table:table-cell office:value-type="float" office:value="16" calcext:value-type="float">
            <text:p>16</text:p>
          </table:table-cell>
          <table:table-cell office:value-type="float" office:value="1610489" calcext:value-type="float">
            <text:p>1610489</text:p>
          </table:table-cell>
        </table:table-row>
        <table:table-row table:style-name="ro1">
          <table:table-cell office:value-type="float" office:value="220522" calcext:value-type="float">
            <text:p>220522</text:p>
          </table:table-cell>
          <table:table-cell office:value-type="float" office:value="20120526000000" calcext:value-type="float">
            <text:p>2012052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704.625</text:p>
          </table:table-cell>
          <table:table-cell office:value-type="string" calcext:value-type="string">
            <text:p>5052983.158</text:p>
          </table:table-cell>
          <table:table-cell office:value-type="float" office:value="16" calcext:value-type="float">
            <text:p>16</text:p>
          </table:table-cell>
          <table:table-cell office:value-type="float" office:value="1610969" calcext:value-type="float">
            <text:p>1610969</text:p>
          </table:table-cell>
        </table:table-row>
        <table:table-row table:style-name="ro1">
          <table:table-cell office:value-type="float" office:value="220523" calcext:value-type="float">
            <text:p>220523</text:p>
          </table:table-cell>
          <table:table-cell office:value-type="float" office:value="20120526000000" calcext:value-type="float">
            <text:p>2012052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4646.25</text:p>
          </table:table-cell>
          <table:table-cell office:value-type="float" office:value="5052926" calcext:value-type="float">
            <text:p>5052926</text:p>
          </table:table-cell>
          <table:table-cell office:value-type="float" office:value="16" calcext:value-type="float">
            <text:p>16</text:p>
          </table:table-cell>
          <table:table-cell office:value-type="float" office:value="1610966" calcext:value-type="float">
            <text:p>1610966</text:p>
          </table:table-cell>
        </table:table-row>
        <table:table-row table:style-name="ro1">
          <table:table-cell office:value-type="float" office:value="220539" calcext:value-type="float">
            <text:p>220539</text:p>
          </table:table-cell>
          <table:table-cell office:value-type="float" office:value="20120526000000" calcext:value-type="float">
            <text:p>2012052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404.073</text:p>
          </table:table-cell>
          <table:table-cell office:value-type="string" calcext:value-type="string">
            <text:p>5052297.932</text:p>
          </table:table-cell>
          <table:table-cell office:value-type="float" office:value="16" calcext:value-type="float">
            <text:p>16</text:p>
          </table:table-cell>
          <table:table-cell office:value-type="float" office:value="1610837" calcext:value-type="float">
            <text:p>1610837</text:p>
          </table:table-cell>
        </table:table-row>
        <table:table-row table:style-name="ro1">
          <table:table-cell office:value-type="float" office:value="220552" calcext:value-type="float">
            <text:p>220552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268.906</text:p>
          </table:table-cell>
          <table:table-cell office:value-type="float" office:value="5051946" calcext:value-type="float">
            <text:p>5051946</text:p>
          </table:table-cell>
          <table:table-cell office:value-type="float" office:value="16" calcext:value-type="float">
            <text:p>16</text:p>
          </table:table-cell>
          <table:table-cell office:value-type="float" office:value="1610570" calcext:value-type="float">
            <text:p>1610570</text:p>
          </table:table-cell>
        </table:table-row>
        <table:table-row table:style-name="ro1">
          <table:table-cell office:value-type="float" office:value="220553" calcext:value-type="float">
            <text:p>220553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260.219</text:p>
          </table:table-cell>
          <table:table-cell office:value-type="string" calcext:value-type="string">
            <text:p>5051923.5</text:p>
          </table:table-cell>
          <table:table-cell office:value-type="float" office:value="16" calcext:value-type="float">
            <text:p>16</text:p>
          </table:table-cell>
          <table:table-cell office:value-type="float" office:value="1610570" calcext:value-type="float">
            <text:p>1610570</text:p>
          </table:table-cell>
        </table:table-row>
        <table:table-row table:style-name="ro1">
          <table:table-cell office:value-type="float" office:value="220555" calcext:value-type="float">
            <text:p>220555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229.344</text:p>
          </table:table-cell>
          <table:table-cell office:value-type="float" office:value="5051855" calcext:value-type="float">
            <text:p>5051855</text:p>
          </table:table-cell>
          <table:table-cell office:value-type="float" office:value="16" calcext:value-type="float">
            <text:p>16</text:p>
          </table:table-cell>
          <table:table-cell office:value-type="float" office:value="1610573" calcext:value-type="float">
            <text:p>1610573</text:p>
          </table:table-cell>
        </table:table-row>
        <table:table-row table:style-name="ro1">
          <table:table-cell office:value-type="float" office:value="220556" calcext:value-type="float">
            <text:p>220556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222.344</text:p>
          </table:table-cell>
          <table:table-cell office:value-type="string" calcext:value-type="string">
            <text:p>5051839.5</text:p>
          </table:table-cell>
          <table:table-cell office:value-type="float" office:value="16" calcext:value-type="float">
            <text:p>16</text:p>
          </table:table-cell>
          <table:table-cell office:value-type="float" office:value="1610573" calcext:value-type="float">
            <text:p>1610573</text:p>
          </table:table-cell>
        </table:table-row>
        <table:table-row table:style-name="ro1">
          <table:table-cell office:value-type="float" office:value="220566" calcext:value-type="float">
            <text:p>220566</text:p>
          </table:table-cell>
          <table:table-cell office:value-type="float" office:value="20120526000000" calcext:value-type="float">
            <text:p>2012052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115.447</text:p>
          </table:table-cell>
          <table:table-cell office:value-type="string" calcext:value-type="string">
            <text:p>5051534.1</text:p>
          </table:table-cell>
          <table:table-cell office:value-type="float" office:value="16" calcext:value-type="float">
            <text:p>16</text:p>
          </table:table-cell>
          <table:table-cell office:value-type="float" office:value="1610601" calcext:value-type="float">
            <text:p>1610601</text:p>
          </table:table-cell>
        </table:table-row>
        <table:table-row table:style-name="ro1">
          <table:table-cell office:value-type="float" office:value="220581" calcext:value-type="float">
            <text:p>220581</text:p>
          </table:table-cell>
          <table:table-cell office:value-type="float" office:value="20120526000000" calcext:value-type="float">
            <text:p>2012052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5547.783</text:p>
          </table:table-cell>
          <table:table-cell office:value-type="string" calcext:value-type="string">
            <text:p>5051940.691</text:p>
          </table:table-cell>
          <table:table-cell office:value-type="float" office:value="16" calcext:value-type="float">
            <text:p>16</text:p>
          </table:table-cell>
          <table:table-cell office:value-type="float" office:value="1611098" calcext:value-type="float">
            <text:p>1611098</text:p>
          </table:table-cell>
        </table:table-row>
        <table:table-row table:style-name="ro1">
          <table:table-cell office:value-type="float" office:value="220582" calcext:value-type="float">
            <text:p>220582</text:p>
          </table:table-cell>
          <table:table-cell office:value-type="float" office:value="20120526000000" calcext:value-type="float">
            <text:p>2012052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5470.209</text:p>
          </table:table-cell>
          <table:table-cell office:value-type="string" calcext:value-type="string">
            <text:p>5051904.916</text:p>
          </table:table-cell>
          <table:table-cell office:value-type="float" office:value="16" calcext:value-type="float">
            <text:p>16</text:p>
          </table:table-cell>
          <table:table-cell office:value-type="float" office:value="1611101" calcext:value-type="float">
            <text:p>1611101</text:p>
          </table:table-cell>
        </table:table-row>
        <table:table-row table:style-name="ro1">
          <table:table-cell office:value-type="float" office:value="220584" calcext:value-type="float">
            <text:p>220584</text:p>
          </table:table-cell>
          <table:table-cell office:value-type="float" office:value="20120526000000" calcext:value-type="float">
            <text:p>2012052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5364.25</text:p>
          </table:table-cell>
          <table:table-cell office:value-type="float" office:value="5051851" calcext:value-type="float">
            <text:p>5051851</text:p>
          </table:table-cell>
          <table:table-cell office:value-type="float" office:value="16" calcext:value-type="float">
            <text:p>16</text:p>
          </table:table-cell>
          <table:table-cell office:value-type="float" office:value="1611050" calcext:value-type="float">
            <text:p>1611050</text:p>
          </table:table-cell>
        </table:table-row>
        <table:table-row table:style-name="ro1">
          <table:table-cell office:value-type="float" office:value="220585" calcext:value-type="float">
            <text:p>220585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5276.281</text:p>
          </table:table-cell>
          <table:table-cell office:value-type="float" office:value="5051812" calcext:value-type="float">
            <text:p>5051812</text:p>
          </table:table-cell>
          <table:table-cell office:value-type="float" office:value="16" calcext:value-type="float">
            <text:p>16</text:p>
          </table:table-cell>
          <table:table-cell office:value-type="float" office:value="1611053" calcext:value-type="float">
            <text:p>1611053</text:p>
          </table:table-cell>
        </table:table-row>
        <table:table-row table:style-name="ro1">
          <table:table-cell office:value-type="float" office:value="220586" calcext:value-type="float">
            <text:p>220586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5192.594</text:p>
          </table:table-cell>
          <table:table-cell office:value-type="float" office:value="5051772" calcext:value-type="float">
            <text:p>5051772</text:p>
          </table:table-cell>
          <table:table-cell office:value-type="float" office:value="16" calcext:value-type="float">
            <text:p>16</text:p>
          </table:table-cell>
          <table:table-cell office:value-type="float" office:value="1611053" calcext:value-type="float">
            <text:p>1611053</text:p>
          </table:table-cell>
        </table:table-row>
        <table:table-row table:style-name="ro1">
          <table:table-cell office:value-type="float" office:value="220587" calcext:value-type="float">
            <text:p>220587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5175.031</text:p>
          </table:table-cell>
          <table:table-cell office:value-type="string" calcext:value-type="string">
            <text:p>5051764.5</text:p>
          </table:table-cell>
          <table:table-cell office:value-type="float" office:value="16" calcext:value-type="float">
            <text:p>16</text:p>
          </table:table-cell>
          <table:table-cell office:value-type="float" office:value="1611053" calcext:value-type="float">
            <text:p>1611053</text:p>
          </table:table-cell>
        </table:table-row>
        <table:table-row table:style-name="ro1">
          <table:table-cell office:value-type="float" office:value="220588" calcext:value-type="float">
            <text:p>220588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5062.063</text:p>
          </table:table-cell>
          <table:table-cell office:value-type="string" calcext:value-type="string">
            <text:p>5051707.5</text:p>
          </table:table-cell>
          <table:table-cell office:value-type="float" office:value="16" calcext:value-type="float">
            <text:p>16</text:p>
          </table:table-cell>
          <table:table-cell office:value-type="float" office:value="1610867" calcext:value-type="float">
            <text:p>1610867</text:p>
          </table:table-cell>
        </table:table-row>
        <table:table-row table:style-name="ro1">
          <table:table-cell office:value-type="float" office:value="220589" calcext:value-type="float">
            <text:p>220589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980.375</text:p>
          </table:table-cell>
          <table:table-cell office:value-type="float" office:value="5051668" calcext:value-type="float">
            <text:p>5051668</text:p>
          </table:table-cell>
          <table:table-cell office:value-type="float" office:value="16" calcext:value-type="float">
            <text:p>16</text:p>
          </table:table-cell>
          <table:table-cell office:value-type="float" office:value="1610871" calcext:value-type="float">
            <text:p>1610871</text:p>
          </table:table-cell>
        </table:table-row>
        <table:table-row table:style-name="ro1">
          <table:table-cell office:value-type="float" office:value="220590" calcext:value-type="float">
            <text:p>220590</text:p>
          </table:table-cell>
          <table:table-cell office:value-type="float" office:value="20120526000000" calcext:value-type="float">
            <text:p>2012052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4870.188</text:p>
          </table:table-cell>
          <table:table-cell office:value-type="float" office:value="5051673" calcext:value-type="float">
            <text:p>5051673</text:p>
          </table:table-cell>
          <table:table-cell office:value-type="float" office:value="16" calcext:value-type="float">
            <text:p>16</text:p>
          </table:table-cell>
          <table:table-cell office:value-type="float" office:value="1610872" calcext:value-type="float">
            <text:p>1610872</text:p>
          </table:table-cell>
        </table:table-row>
        <table:table-row table:style-name="ro1">
          <table:table-cell office:value-type="float" office:value="220591" calcext:value-type="float">
            <text:p>220591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876.844</text:p>
          </table:table-cell>
          <table:table-cell office:value-type="string" calcext:value-type="string">
            <text:p>5051618.5</text:p>
          </table:table-cell>
          <table:table-cell office:value-type="float" office:value="16" calcext:value-type="float">
            <text:p>16</text:p>
          </table:table-cell>
          <table:table-cell office:value-type="float" office:value="1610894" calcext:value-type="float">
            <text:p>1610894</text:p>
          </table:table-cell>
        </table:table-row>
        <table:table-row table:style-name="ro1">
          <table:table-cell office:value-type="float" office:value="220592" calcext:value-type="float">
            <text:p>220592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748.875</text:p>
          </table:table-cell>
          <table:table-cell office:value-type="float" office:value="5051558" calcext:value-type="float">
            <text:p>5051558</text:p>
          </table:table-cell>
          <table:table-cell office:value-type="float" office:value="16" calcext:value-type="float">
            <text:p>16</text:p>
          </table:table-cell>
          <table:table-cell office:value-type="float" office:value="1610903" calcext:value-type="float">
            <text:p>1610903</text:p>
          </table:table-cell>
        </table:table-row>
        <table:table-row table:style-name="ro1">
          <table:table-cell office:value-type="float" office:value="220593" calcext:value-type="float">
            <text:p>220593</text:p>
          </table:table-cell>
          <table:table-cell office:value-type="float" office:value="20120526000000" calcext:value-type="float">
            <text:p>2012052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701.188</text:p>
          </table:table-cell>
          <table:table-cell office:value-type="string" calcext:value-type="string">
            <text:p>5051533.5</text:p>
          </table:table-cell>
          <table:table-cell office:value-type="float" office:value="16" calcext:value-type="float">
            <text:p>16</text:p>
          </table:table-cell>
          <table:table-cell office:value-type="float" office:value="1610905" calcext:value-type="float">
            <text:p>1610905</text:p>
          </table:table-cell>
        </table:table-row>
        <table:table-row table:style-name="ro1">
          <table:table-cell office:value-type="float" office:value="220594" calcext:value-type="float">
            <text:p>220594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687.875</text:p>
          </table:table-cell>
          <table:table-cell office:value-type="string" calcext:value-type="string">
            <text:p>5051528.5</text:p>
          </table:table-cell>
          <table:table-cell office:value-type="float" office:value="16" calcext:value-type="float">
            <text:p>16</text:p>
          </table:table-cell>
          <table:table-cell office:value-type="float" office:value="1610905" calcext:value-type="float">
            <text:p>1610905</text:p>
          </table:table-cell>
        </table:table-row>
        <table:table-row table:style-name="ro1">
          <table:table-cell office:value-type="float" office:value="220595" calcext:value-type="float">
            <text:p>220595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621.531</text:p>
          </table:table-cell>
          <table:table-cell office:value-type="float" office:value="5051497" calcext:value-type="float">
            <text:p>5051497</text:p>
          </table:table-cell>
          <table:table-cell office:value-type="float" office:value="16" calcext:value-type="float">
            <text:p>16</text:p>
          </table:table-cell>
          <table:table-cell office:value-type="float" office:value="1610673" calcext:value-type="float">
            <text:p>1610673</text:p>
          </table:table-cell>
        </table:table-row>
        <table:table-row table:style-name="ro1">
          <table:table-cell office:value-type="float" office:value="220596" calcext:value-type="float">
            <text:p>220596</text:p>
          </table:table-cell>
          <table:table-cell office:value-type="float" office:value="20120526000000" calcext:value-type="float">
            <text:p>2012052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579.719</text:p>
          </table:table-cell>
          <table:table-cell office:value-type="string" calcext:value-type="string">
            <text:p>5051477.5</text:p>
          </table:table-cell>
          <table:table-cell office:value-type="float" office:value="16" calcext:value-type="float">
            <text:p>16</text:p>
          </table:table-cell>
          <table:table-cell office:value-type="float" office:value="1610652" calcext:value-type="float">
            <text:p>1610652</text:p>
          </table:table-cell>
        </table:table-row>
        <table:table-row table:style-name="ro1">
          <table:table-cell office:value-type="float" office:value="220597" calcext:value-type="float">
            <text:p>220597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568.938</text:p>
          </table:table-cell>
          <table:table-cell office:value-type="string" calcext:value-type="string">
            <text:p>5051469.5</text:p>
          </table:table-cell>
          <table:table-cell office:value-type="float" office:value="16" calcext:value-type="float">
            <text:p>16</text:p>
          </table:table-cell>
          <table:table-cell office:value-type="float" office:value="1610677" calcext:value-type="float">
            <text:p>1610677</text:p>
          </table:table-cell>
        </table:table-row>
        <table:table-row table:style-name="ro1">
          <table:table-cell office:value-type="float" office:value="220598" calcext:value-type="float">
            <text:p>220598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4502.875</text:p>
          </table:table-cell>
          <table:table-cell office:value-type="string" calcext:value-type="string">
            <text:p>5051439.5</text:p>
          </table:table-cell>
          <table:table-cell office:value-type="float" office:value="16" calcext:value-type="float">
            <text:p>16</text:p>
          </table:table-cell>
          <table:table-cell office:value-type="float" office:value="1610683" calcext:value-type="float">
            <text:p>1610683</text:p>
          </table:table-cell>
        </table:table-row>
        <table:table-row table:style-name="ro1">
          <table:table-cell office:value-type="float" office:value="220599" calcext:value-type="float">
            <text:p>220599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440.063</text:p>
          </table:table-cell>
          <table:table-cell office:value-type="float" office:value="5051408" calcext:value-type="float">
            <text:p>5051408</text:p>
          </table:table-cell>
          <table:table-cell office:value-type="float" office:value="16" calcext:value-type="float">
            <text:p>16</text:p>
          </table:table-cell>
          <table:table-cell office:value-type="float" office:value="1610687" calcext:value-type="float">
            <text:p>1610687</text:p>
          </table:table-cell>
        </table:table-row>
        <table:table-row table:style-name="ro1">
          <table:table-cell office:value-type="float" office:value="220600" calcext:value-type="float">
            <text:p>220600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376.594</text:p>
          </table:table-cell>
          <table:table-cell office:value-type="float" office:value="5051377" calcext:value-type="float">
            <text:p>5051377</text:p>
          </table:table-cell>
          <table:table-cell office:value-type="float" office:value="16" calcext:value-type="float">
            <text:p>16</text:p>
          </table:table-cell>
          <table:table-cell office:value-type="float" office:value="1610690" calcext:value-type="float">
            <text:p>1610690</text:p>
          </table:table-cell>
        </table:table-row>
        <table:table-row table:style-name="ro1">
          <table:table-cell office:value-type="float" office:value="220601" calcext:value-type="float">
            <text:p>220601</text:p>
          </table:table-cell>
          <table:table-cell office:value-type="float" office:value="20120526000000" calcext:value-type="float">
            <text:p>2012052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315.375</text:p>
          </table:table-cell>
          <table:table-cell office:value-type="string" calcext:value-type="string">
            <text:p>5051348.5</text:p>
          </table:table-cell>
          <table:table-cell office:value-type="float" office:value="16" calcext:value-type="float">
            <text:p>16</text:p>
          </table:table-cell>
          <table:table-cell office:value-type="float" office:value="1610695" calcext:value-type="float">
            <text:p>1610695</text:p>
          </table:table-cell>
        </table:table-row>
        <table:table-row table:style-name="ro1">
          <table:table-cell office:value-type="float" office:value="220602" calcext:value-type="float">
            <text:p>220602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300.906</text:p>
          </table:table-cell>
          <table:table-cell office:value-type="float" office:value="5051341" calcext:value-type="float">
            <text:p>5051341</text:p>
          </table:table-cell>
          <table:table-cell office:value-type="float" office:value="16" calcext:value-type="float">
            <text:p>16</text:p>
          </table:table-cell>
          <table:table-cell office:value-type="float" office:value="1610695" calcext:value-type="float">
            <text:p>1610695</text:p>
          </table:table-cell>
        </table:table-row>
        <table:table-row table:style-name="ro1">
          <table:table-cell office:value-type="float" office:value="220603" calcext:value-type="float">
            <text:p>220603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232.813</text:p>
          </table:table-cell>
          <table:table-cell office:value-type="string" calcext:value-type="string">
            <text:p>5051309.5</text:p>
          </table:table-cell>
          <table:table-cell office:value-type="float" office:value="16" calcext:value-type="float">
            <text:p>16</text:p>
          </table:table-cell>
          <table:table-cell office:value-type="float" office:value="1610699" calcext:value-type="float">
            <text:p>1610699</text:p>
          </table:table-cell>
        </table:table-row>
        <table:table-row table:style-name="ro1">
          <table:table-cell office:value-type="float" office:value="220604" calcext:value-type="float">
            <text:p>220604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float" office:value="294168" calcext:value-type="float">
            <text:p>294168</text:p>
          </table:table-cell>
          <table:table-cell office:value-type="float" office:value="5051277" calcext:value-type="float">
            <text:p>5051277</text:p>
          </table:table-cell>
          <table:table-cell office:value-type="float" office:value="16" calcext:value-type="float">
            <text:p>16</text:p>
          </table:table-cell>
          <table:table-cell office:value-type="float" office:value="1610527" calcext:value-type="float">
            <text:p>1610527</text:p>
          </table:table-cell>
        </table:table-row>
        <table:table-row table:style-name="ro1">
          <table:table-cell office:value-type="float" office:value="220605" calcext:value-type="float">
            <text:p>220605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103.75</text:p>
          </table:table-cell>
          <table:table-cell office:value-type="float" office:value="5051249" calcext:value-type="float">
            <text:p>5051249</text:p>
          </table:table-cell>
          <table:table-cell office:value-type="float" office:value="16" calcext:value-type="float">
            <text:p>16</text:p>
          </table:table-cell>
          <table:table-cell office:value-type="float" office:value="1610531" calcext:value-type="float">
            <text:p>1610531</text:p>
          </table:table-cell>
        </table:table-row>
        <table:table-row table:style-name="ro1">
          <table:table-cell office:value-type="float" office:value="220606" calcext:value-type="float">
            <text:p>220606</text:p>
          </table:table-cell>
          <table:table-cell office:value-type="float" office:value="20120526000000" calcext:value-type="float">
            <text:p>2012052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052.875</text:p>
          </table:table-cell>
          <table:table-cell office:value-type="float" office:value="5051221" calcext:value-type="float">
            <text:p>5051221</text:p>
          </table:table-cell>
          <table:table-cell office:value-type="float" office:value="16" calcext:value-type="float">
            <text:p>16</text:p>
          </table:table-cell>
          <table:table-cell office:value-type="float" office:value="1610544" calcext:value-type="float">
            <text:p>1610544</text:p>
          </table:table-cell>
        </table:table-row>
        <table:table-row table:style-name="ro1">
          <table:table-cell office:value-type="float" office:value="220607" calcext:value-type="float">
            <text:p>220607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024.156</text:p>
          </table:table-cell>
          <table:table-cell office:value-type="string" calcext:value-type="string">
            <text:p>5051200.5</text:p>
          </table:table-cell>
          <table:table-cell office:value-type="float" office:value="16" calcext:value-type="float">
            <text:p>16</text:p>
          </table:table-cell>
          <table:table-cell office:value-type="float" office:value="1610544" calcext:value-type="float">
            <text:p>1610544</text:p>
          </table:table-cell>
        </table:table-row>
        <table:table-row table:style-name="ro1">
          <table:table-cell office:value-type="float" office:value="220608" calcext:value-type="float">
            <text:p>220608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943.969</text:p>
          </table:table-cell>
          <table:table-cell office:value-type="float" office:value="5051139" calcext:value-type="float">
            <text:p>5051139</text:p>
          </table:table-cell>
          <table:table-cell office:value-type="float" office:value="16" calcext:value-type="float">
            <text:p>16</text:p>
          </table:table-cell>
          <table:table-cell office:value-type="float" office:value="1610511" calcext:value-type="float">
            <text:p>1610511</text:p>
          </table:table-cell>
        </table:table-row>
        <table:table-row table:style-name="ro1">
          <table:table-cell office:value-type="float" office:value="220609" calcext:value-type="float">
            <text:p>220609</text:p>
          </table:table-cell>
          <table:table-cell office:value-type="float" office:value="20120903000000" calcext:value-type="float">
            <text:p>2012090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880.344</text:p>
          </table:table-cell>
          <table:table-cell office:value-type="string" calcext:value-type="string">
            <text:p>5051061.5</text:p>
          </table:table-cell>
          <table:table-cell office:value-type="float" office:value="16" calcext:value-type="float">
            <text:p>16</text:p>
          </table:table-cell>
          <table:table-cell office:value-type="float" office:value="1610536" calcext:value-type="float">
            <text:p>1610536</text:p>
          </table:table-cell>
        </table:table-row>
        <table:table-row table:style-name="ro1">
          <table:table-cell office:value-type="float" office:value="220610" calcext:value-type="float">
            <text:p>220610</text:p>
          </table:table-cell>
          <table:table-cell office:value-type="float" office:value="20120526000000" calcext:value-type="float">
            <text:p>2012052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3842.813</text:p>
          </table:table-cell>
          <table:table-cell office:value-type="string" calcext:value-type="string">
            <text:p>5051000.5</text:p>
          </table:table-cell>
          <table:table-cell office:value-type="float" office:value="16" calcext:value-type="float">
            <text:p>16</text:p>
          </table:table-cell>
          <table:table-cell office:value-type="float" office:value="1610243" calcext:value-type="float">
            <text:p>1610243</text:p>
          </table:table-cell>
        </table:table-row>
        <table:table-row table:style-name="ro1">
          <table:table-cell office:value-type="float" office:value="220614" calcext:value-type="float">
            <text:p>220614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103.719</text:p>
          </table:table-cell>
          <table:table-cell office:value-type="string" calcext:value-type="string">
            <text:p>5049387.5</text:p>
          </table:table-cell>
          <table:table-cell office:value-type="float" office:value="16" calcext:value-type="float">
            <text:p>16</text:p>
          </table:table-cell>
          <table:table-cell office:value-type="float" office:value="1609963" calcext:value-type="float">
            <text:p>1609963</text:p>
          </table:table-cell>
        </table:table-row>
        <table:table-row table:style-name="ro1">
          <table:table-cell office:value-type="float" office:value="220615" calcext:value-type="float">
            <text:p>220615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3108.875</text:p>
          </table:table-cell>
          <table:table-cell office:value-type="string" calcext:value-type="string">
            <text:p>5049401.5</text:p>
          </table:table-cell>
          <table:table-cell office:value-type="float" office:value="16" calcext:value-type="float">
            <text:p>16</text:p>
          </table:table-cell>
          <table:table-cell office:value-type="float" office:value="1609963" calcext:value-type="float">
            <text:p>1609963</text:p>
          </table:table-cell>
        </table:table-row>
        <table:table-row table:style-name="ro1">
          <table:table-cell office:value-type="float" office:value="220616" calcext:value-type="float">
            <text:p>220616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127.781</text:p>
          </table:table-cell>
          <table:table-cell office:value-type="string" calcext:value-type="string">
            <text:p>5049465.5</text:p>
          </table:table-cell>
          <table:table-cell office:value-type="float" office:value="16" calcext:value-type="float">
            <text:p>16</text:p>
          </table:table-cell>
          <table:table-cell office:value-type="float" office:value="1609963" calcext:value-type="float">
            <text:p>1609963</text:p>
          </table:table-cell>
        </table:table-row>
        <table:table-row table:style-name="ro1">
          <table:table-cell office:value-type="float" office:value="220617" calcext:value-type="float">
            <text:p>220617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149.188</text:p>
          </table:table-cell>
          <table:table-cell office:value-type="string" calcext:value-type="string">
            <text:p>5049540.5</text:p>
          </table:table-cell>
          <table:table-cell office:value-type="float" office:value="16" calcext:value-type="float">
            <text:p>16</text:p>
          </table:table-cell>
          <table:table-cell office:value-type="float" office:value="1609957" calcext:value-type="float">
            <text:p>1609957</text:p>
          </table:table-cell>
        </table:table-row>
        <table:table-row table:style-name="ro1">
          <table:table-cell office:value-type="float" office:value="220618" calcext:value-type="float">
            <text:p>220618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180.5</text:p>
          </table:table-cell>
          <table:table-cell office:value-type="float" office:value="5049644" calcext:value-type="float">
            <text:p>5049644</text:p>
          </table:table-cell>
          <table:table-cell office:value-type="float" office:value="16" calcext:value-type="float">
            <text:p>16</text:p>
          </table:table-cell>
          <table:table-cell office:value-type="float" office:value="1609952" calcext:value-type="float">
            <text:p>1609952</text:p>
          </table:table-cell>
        </table:table-row>
        <table:table-row table:style-name="ro1">
          <table:table-cell office:value-type="float" office:value="220619" calcext:value-type="float">
            <text:p>220619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210.844</text:p>
          </table:table-cell>
          <table:table-cell office:value-type="float" office:value="5049749" calcext:value-type="float">
            <text:p>5049749</text:p>
          </table:table-cell>
          <table:table-cell office:value-type="float" office:value="16" calcext:value-type="float">
            <text:p>16</text:p>
          </table:table-cell>
          <table:table-cell office:value-type="float" office:value="1609949" calcext:value-type="float">
            <text:p>1609949</text:p>
          </table:table-cell>
        </table:table-row>
        <table:table-row table:style-name="ro1">
          <table:table-cell office:value-type="float" office:value="220620" calcext:value-type="float">
            <text:p>220620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240.656</text:p>
          </table:table-cell>
          <table:table-cell office:value-type="string" calcext:value-type="string">
            <text:p>5049824.5</text:p>
          </table:table-cell>
          <table:table-cell office:value-type="float" office:value="16" calcext:value-type="float">
            <text:p>16</text:p>
          </table:table-cell>
          <table:table-cell office:value-type="float" office:value="1609945" calcext:value-type="float">
            <text:p>1609945</text:p>
          </table:table-cell>
        </table:table-row>
        <table:table-row table:style-name="ro1">
          <table:table-cell office:value-type="float" office:value="220621" calcext:value-type="float">
            <text:p>220621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266.813</text:p>
          </table:table-cell>
          <table:table-cell office:value-type="float" office:value="5049901" calcext:value-type="float">
            <text:p>5049901</text:p>
          </table:table-cell>
          <table:table-cell office:value-type="float" office:value="16" calcext:value-type="float">
            <text:p>16</text:p>
          </table:table-cell>
          <table:table-cell office:value-type="float" office:value="1609941" calcext:value-type="float">
            <text:p>1609941</text:p>
          </table:table-cell>
        </table:table-row>
        <table:table-row table:style-name="ro1">
          <table:table-cell office:value-type="float" office:value="220622" calcext:value-type="float">
            <text:p>220622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299.344</text:p>
          </table:table-cell>
          <table:table-cell office:value-type="string" calcext:value-type="string">
            <text:p>5049970.5</text:p>
          </table:table-cell>
          <table:table-cell office:value-type="float" office:value="16" calcext:value-type="float">
            <text:p>16</text:p>
          </table:table-cell>
          <table:table-cell office:value-type="float" office:value="1609939" calcext:value-type="float">
            <text:p>1609939</text:p>
          </table:table-cell>
        </table:table-row>
        <table:table-row table:style-name="ro1">
          <table:table-cell office:value-type="float" office:value="220623" calcext:value-type="float">
            <text:p>220623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332.063</text:p>
          </table:table-cell>
          <table:table-cell office:value-type="string" calcext:value-type="string">
            <text:p>5050030.5</text:p>
          </table:table-cell>
          <table:table-cell office:value-type="float" office:value="16" calcext:value-type="float">
            <text:p>16</text:p>
          </table:table-cell>
          <table:table-cell office:value-type="float" office:value="1609936" calcext:value-type="float">
            <text:p>1609936</text:p>
          </table:table-cell>
        </table:table-row>
        <table:table-row table:style-name="ro1">
          <table:table-cell office:value-type="float" office:value="220624" calcext:value-type="float">
            <text:p>220624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368.656</text:p>
          </table:table-cell>
          <table:table-cell office:value-type="string" calcext:value-type="string">
            <text:p>5050094.5</text:p>
          </table:table-cell>
          <table:table-cell office:value-type="float" office:value="16" calcext:value-type="float">
            <text:p>16</text:p>
          </table:table-cell>
          <table:table-cell office:value-type="float" office:value="1609933" calcext:value-type="float">
            <text:p>1609933</text:p>
          </table:table-cell>
        </table:table-row>
        <table:table-row table:style-name="ro1">
          <table:table-cell office:value-type="float" office:value="220625" calcext:value-type="float">
            <text:p>220625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413.188</text:p>
          </table:table-cell>
          <table:table-cell office:value-type="float" office:value="5050171" calcext:value-type="float">
            <text:p>5050171</text:p>
          </table:table-cell>
          <table:table-cell office:value-type="float" office:value="16" calcext:value-type="float">
            <text:p>16</text:p>
          </table:table-cell>
          <table:table-cell office:value-type="float" office:value="1609930" calcext:value-type="float">
            <text:p>1609930</text:p>
          </table:table-cell>
        </table:table-row>
        <table:table-row table:style-name="ro1">
          <table:table-cell office:value-type="float" office:value="220626" calcext:value-type="float">
            <text:p>220626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441.563</text:p>
          </table:table-cell>
          <table:table-cell office:value-type="float" office:value="5050221" calcext:value-type="float">
            <text:p>5050221</text:p>
          </table:table-cell>
          <table:table-cell office:value-type="float" office:value="16" calcext:value-type="float">
            <text:p>16</text:p>
          </table:table-cell>
          <table:table-cell office:value-type="float" office:value="1609927" calcext:value-type="float">
            <text:p>1609927</text:p>
          </table:table-cell>
        </table:table-row>
        <table:table-row table:style-name="ro1">
          <table:table-cell office:value-type="float" office:value="220627" calcext:value-type="float">
            <text:p>220627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479.688</text:p>
          </table:table-cell>
          <table:table-cell office:value-type="string" calcext:value-type="string">
            <text:p>5050284.5</text:p>
          </table:table-cell>
          <table:table-cell office:value-type="float" office:value="16" calcext:value-type="float">
            <text:p>16</text:p>
          </table:table-cell>
          <table:table-cell office:value-type="float" office:value="1609924" calcext:value-type="float">
            <text:p>1609924</text:p>
          </table:table-cell>
        </table:table-row>
        <table:table-row table:style-name="ro1">
          <table:table-cell office:value-type="float" office:value="220628" calcext:value-type="float">
            <text:p>220628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513.625</text:p>
          </table:table-cell>
          <table:table-cell office:value-type="float" office:value="5050342" calcext:value-type="float">
            <text:p>5050342</text:p>
          </table:table-cell>
          <table:table-cell office:value-type="float" office:value="16" calcext:value-type="float">
            <text:p>16</text:p>
          </table:table-cell>
          <table:table-cell office:value-type="float" office:value="1609921" calcext:value-type="float">
            <text:p>1609921</text:p>
          </table:table-cell>
        </table:table-row>
        <table:table-row table:style-name="ro1">
          <table:table-cell office:value-type="float" office:value="220629" calcext:value-type="float">
            <text:p>220629</text:p>
          </table:table-cell>
          <table:table-cell office:value-type="float" office:value="20120623000000" calcext:value-type="float">
            <text:p>201206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555.781</text:p>
          </table:table-cell>
          <table:table-cell office:value-type="string" calcext:value-type="string">
            <text:p>5050418.5</text:p>
          </table:table-cell>
          <table:table-cell office:value-type="float" office:value="16" calcext:value-type="float">
            <text:p>16</text:p>
          </table:table-cell>
          <table:table-cell office:value-type="float" office:value="1609919" calcext:value-type="float">
            <text:p>1609919</text:p>
          </table:table-cell>
        </table:table-row>
        <table:table-row table:style-name="ro1">
          <table:table-cell office:value-type="float" office:value="220630" calcext:value-type="float">
            <text:p>220630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584.906</text:p>
          </table:table-cell>
          <table:table-cell office:value-type="float" office:value="5050466" calcext:value-type="float">
            <text:p>5050466</text:p>
          </table:table-cell>
          <table:table-cell office:value-type="float" office:value="16" calcext:value-type="float">
            <text:p>16</text:p>
          </table:table-cell>
          <table:table-cell office:value-type="float" office:value="1610175" calcext:value-type="float">
            <text:p>1610175</text:p>
          </table:table-cell>
        </table:table-row>
        <table:table-row table:style-name="ro1">
          <table:table-cell office:value-type="float" office:value="220631" calcext:value-type="float">
            <text:p>220631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663.063</text:p>
          </table:table-cell>
          <table:table-cell office:value-type="string" calcext:value-type="string">
            <text:p>5049365.5</text:p>
          </table:table-cell>
          <table:table-cell office:value-type="float" office:value="16" calcext:value-type="float">
            <text:p>16</text:p>
          </table:table-cell>
          <table:table-cell office:value-type="float" office:value="1610410" calcext:value-type="float">
            <text:p>1610410</text:p>
          </table:table-cell>
        </table:table-row>
        <table:table-row table:style-name="ro1">
          <table:table-cell office:value-type="float" office:value="220632" calcext:value-type="float">
            <text:p>220632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4690.938</text:p>
          </table:table-cell>
          <table:table-cell office:value-type="float" office:value="5049413" calcext:value-type="float">
            <text:p>5049413</text:p>
          </table:table-cell>
          <table:table-cell office:value-type="float" office:value="16" calcext:value-type="float">
            <text:p>16</text:p>
          </table:table-cell>
          <table:table-cell office:value-type="float" office:value="1610415" calcext:value-type="float">
            <text:p>1610415</text:p>
          </table:table-cell>
        </table:table-row>
        <table:table-row table:style-name="ro1">
          <table:table-cell office:value-type="float" office:value="220633" calcext:value-type="float">
            <text:p>220633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4593.063</text:p>
          </table:table-cell>
          <table:table-cell office:value-type="string" calcext:value-type="string">
            <text:p>5049457.5</text:p>
          </table:table-cell>
          <table:table-cell office:value-type="float" office:value="16" calcext:value-type="float">
            <text:p>16</text:p>
          </table:table-cell>
          <table:table-cell office:value-type="float" office:value="1610408" calcext:value-type="float">
            <text:p>1610408</text:p>
          </table:table-cell>
        </table:table-row>
        <table:table-row table:style-name="ro1">
          <table:table-cell office:value-type="float" office:value="220634" calcext:value-type="float">
            <text:p>220634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598.668</text:p>
          </table:table-cell>
          <table:table-cell office:value-type="string" calcext:value-type="string">
            <text:p>5049518.095</text:p>
          </table:table-cell>
          <table:table-cell office:value-type="float" office:value="16" calcext:value-type="float">
            <text:p>16</text:p>
          </table:table-cell>
          <table:table-cell office:value-type="float" office:value="1610403" calcext:value-type="float">
            <text:p>1610403</text:p>
          </table:table-cell>
        </table:table-row>
        <table:table-row table:style-name="ro1">
          <table:table-cell office:value-type="float" office:value="220635" calcext:value-type="float">
            <text:p>220635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563.875</text:p>
          </table:table-cell>
          <table:table-cell office:value-type="string" calcext:value-type="string">
            <text:p>5049496.5</text:p>
          </table:table-cell>
          <table:table-cell office:value-type="float" office:value="16" calcext:value-type="float">
            <text:p>16</text:p>
          </table:table-cell>
          <table:table-cell office:value-type="float" office:value="1610401" calcext:value-type="float">
            <text:p>1610401</text:p>
          </table:table-cell>
        </table:table-row>
        <table:table-row table:style-name="ro1">
          <table:table-cell office:value-type="float" office:value="220636" calcext:value-type="float">
            <text:p>220636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4567.938</text:p>
          </table:table-cell>
          <table:table-cell office:value-type="float" office:value="5049579" calcext:value-type="float">
            <text:p>5049579</text:p>
          </table:table-cell>
          <table:table-cell office:value-type="float" office:value="16" calcext:value-type="float">
            <text:p>16</text:p>
          </table:table-cell>
          <table:table-cell office:value-type="float" office:value="1610399" calcext:value-type="float">
            <text:p>1610399</text:p>
          </table:table-cell>
        </table:table-row>
        <table:table-row table:style-name="ro1">
          <table:table-cell office:value-type="float" office:value="220637" calcext:value-type="float">
            <text:p>220637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526.031</text:p>
          </table:table-cell>
          <table:table-cell office:value-type="string" calcext:value-type="string">
            <text:p>5049548.5</text:p>
          </table:table-cell>
          <table:table-cell office:value-type="float" office:value="16" calcext:value-type="float">
            <text:p>16</text:p>
          </table:table-cell>
          <table:table-cell office:value-type="float" office:value="1610397" calcext:value-type="float">
            <text:p>1610397</text:p>
          </table:table-cell>
        </table:table-row>
        <table:table-row table:style-name="ro1">
          <table:table-cell office:value-type="float" office:value="220638" calcext:value-type="float">
            <text:p>220638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503.613</text:p>
          </table:table-cell>
          <table:table-cell office:value-type="string" calcext:value-type="string">
            <text:p>5049577.058</text:p>
          </table:table-cell>
          <table:table-cell office:value-type="float" office:value="16" calcext:value-type="float">
            <text:p>16</text:p>
          </table:table-cell>
          <table:table-cell office:value-type="float" office:value="1610397" calcext:value-type="float">
            <text:p>1610397</text:p>
          </table:table-cell>
        </table:table-row>
        <table:table-row table:style-name="ro1">
          <table:table-cell office:value-type="float" office:value="220639" calcext:value-type="float">
            <text:p>220639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526.688</text:p>
          </table:table-cell>
          <table:table-cell office:value-type="string" calcext:value-type="string">
            <text:p>5049624.5</text:p>
          </table:table-cell>
          <table:table-cell office:value-type="float" office:value="16" calcext:value-type="float">
            <text:p>16</text:p>
          </table:table-cell>
          <table:table-cell office:value-type="float" office:value="1610396" calcext:value-type="float">
            <text:p>1610396</text:p>
          </table:table-cell>
        </table:table-row>
        <table:table-row table:style-name="ro1">
          <table:table-cell office:value-type="float" office:value="220640" calcext:value-type="float">
            <text:p>220640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502.652</text:p>
          </table:table-cell>
          <table:table-cell office:value-type="string" calcext:value-type="string">
            <text:p>5049604.842</text:p>
          </table:table-cell>
          <table:table-cell office:value-type="float" office:value="16" calcext:value-type="float">
            <text:p>16</text:p>
          </table:table-cell>
          <table:table-cell office:value-type="float" office:value="1610396" calcext:value-type="float">
            <text:p>1610396</text:p>
          </table:table-cell>
        </table:table-row>
        <table:table-row table:style-name="ro1">
          <table:table-cell office:value-type="float" office:value="220641" calcext:value-type="float">
            <text:p>220641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472.25</text:p>
          </table:table-cell>
          <table:table-cell office:value-type="float" office:value="5049617" calcext:value-type="float">
            <text:p>5049617</text:p>
          </table:table-cell>
          <table:table-cell office:value-type="float" office:value="16" calcext:value-type="float">
            <text:p>16</text:p>
          </table:table-cell>
          <table:table-cell office:value-type="float" office:value="4000860" calcext:value-type="float">
            <text:p>4000860</text:p>
          </table:table-cell>
        </table:table-row>
        <table:table-row table:style-name="ro1">
          <table:table-cell office:value-type="float" office:value="220642" calcext:value-type="float">
            <text:p>220642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462.531</text:p>
          </table:table-cell>
          <table:table-cell office:value-type="float" office:value="5049632" calcext:value-type="float">
            <text:p>5049632</text:p>
          </table:table-cell>
          <table:table-cell office:value-type="float" office:value="16" calcext:value-type="float">
            <text:p>16</text:p>
          </table:table-cell>
          <table:table-cell office:value-type="float" office:value="4000861" calcext:value-type="float">
            <text:p>4000861</text:p>
          </table:table-cell>
        </table:table-row>
        <table:table-row table:style-name="ro1">
          <table:table-cell office:value-type="float" office:value="220643" calcext:value-type="float">
            <text:p>220643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float" office:value="294455" calcext:value-type="float">
            <text:p>294455</text:p>
          </table:table-cell>
          <table:table-cell office:value-type="float" office:value="5049724" calcext:value-type="float">
            <text:p>5049724</text:p>
          </table:table-cell>
          <table:table-cell office:value-type="float" office:value="16" calcext:value-type="float">
            <text:p>16</text:p>
          </table:table-cell>
          <table:table-cell office:value-type="float" office:value="1610393" calcext:value-type="float">
            <text:p>1610393</text:p>
          </table:table-cell>
        </table:table-row>
        <table:table-row table:style-name="ro1">
          <table:table-cell office:value-type="float" office:value="220644" calcext:value-type="float">
            <text:p>220644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378.688</text:p>
          </table:table-cell>
          <table:table-cell office:value-type="string" calcext:value-type="string">
            <text:p>5049750.5</text:p>
          </table:table-cell>
          <table:table-cell office:value-type="float" office:value="16" calcext:value-type="float">
            <text:p>16</text:p>
          </table:table-cell>
          <table:table-cell office:value-type="float" office:value="1610387" calcext:value-type="float">
            <text:p>1610387</text:p>
          </table:table-cell>
        </table:table-row>
        <table:table-row table:style-name="ro1">
          <table:table-cell office:value-type="float" office:value="220645" calcext:value-type="float">
            <text:p>220645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413.531</text:p>
          </table:table-cell>
          <table:table-cell office:value-type="float" office:value="5049699" calcext:value-type="float">
            <text:p>5049699</text:p>
          </table:table-cell>
          <table:table-cell office:value-type="float" office:value="16" calcext:value-type="float">
            <text:p>16</text:p>
          </table:table-cell>
          <table:table-cell office:value-type="float" office:value="1610391" calcext:value-type="float">
            <text:p>1610391</text:p>
          </table:table-cell>
        </table:table-row>
        <table:table-row table:style-name="ro1">
          <table:table-cell office:value-type="float" office:value="220646" calcext:value-type="float">
            <text:p>220646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424.094</text:p>
          </table:table-cell>
          <table:table-cell office:value-type="float" office:value="5049782" calcext:value-type="float">
            <text:p>5049782</text:p>
          </table:table-cell>
          <table:table-cell office:value-type="float" office:value="16" calcext:value-type="float">
            <text:p>16</text:p>
          </table:table-cell>
          <table:table-cell office:value-type="float" office:value="1610389" calcext:value-type="float">
            <text:p>1610389</text:p>
          </table:table-cell>
        </table:table-row>
        <table:table-row table:style-name="ro1">
          <table:table-cell office:value-type="float" office:value="220647" calcext:value-type="float">
            <text:p>220647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314.75</text:p>
          </table:table-cell>
          <table:table-cell office:value-type="string" calcext:value-type="string">
            <text:p>5049829.5</text:p>
          </table:table-cell>
          <table:table-cell office:value-type="float" office:value="16" calcext:value-type="float">
            <text:p>16</text:p>
          </table:table-cell>
          <table:table-cell office:value-type="float" office:value="1610387" calcext:value-type="float">
            <text:p>1610387</text:p>
          </table:table-cell>
        </table:table-row>
        <table:table-row table:style-name="ro1">
          <table:table-cell office:value-type="float" office:value="220648" calcext:value-type="float">
            <text:p>220648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306.281</text:p>
          </table:table-cell>
          <table:table-cell office:value-type="float" office:value="5049842" calcext:value-type="float">
            <text:p>5049842</text:p>
          </table:table-cell>
          <table:table-cell office:value-type="float" office:value="16" calcext:value-type="float">
            <text:p>16</text:p>
          </table:table-cell>
          <table:table-cell office:value-type="float" office:value="1610381" calcext:value-type="float">
            <text:p>1610381</text:p>
          </table:table-cell>
        </table:table-row>
        <table:table-row table:style-name="ro1">
          <table:table-cell office:value-type="float" office:value="220649" calcext:value-type="float">
            <text:p>220649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4267.031</text:p>
          </table:table-cell>
          <table:table-cell office:value-type="float" office:value="5049970" calcext:value-type="float">
            <text:p>5049970</text:p>
          </table:table-cell>
          <table:table-cell office:value-type="float" office:value="16" calcext:value-type="float">
            <text:p>16</text:p>
          </table:table-cell>
          <table:table-cell office:value-type="float" office:value="1610333" calcext:value-type="float">
            <text:p>1610333</text:p>
          </table:table-cell>
        </table:table-row>
        <table:table-row table:style-name="ro1">
          <table:table-cell office:value-type="float" office:value="220650" calcext:value-type="float">
            <text:p>220650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232.031</text:p>
          </table:table-cell>
          <table:table-cell office:value-type="float" office:value="5049947" calcext:value-type="float">
            <text:p>5049947</text:p>
          </table:table-cell>
          <table:table-cell office:value-type="float" office:value="16" calcext:value-type="float">
            <text:p>16</text:p>
          </table:table-cell>
          <table:table-cell office:value-type="float" office:value="1610335" calcext:value-type="float">
            <text:p>1610335</text:p>
          </table:table-cell>
        </table:table-row>
        <table:table-row table:style-name="ro1">
          <table:table-cell office:value-type="float" office:value="220651" calcext:value-type="float">
            <text:p>220651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213.415</text:p>
          </table:table-cell>
          <table:table-cell office:value-type="string" calcext:value-type="string">
            <text:p>5049971.749</text:p>
          </table:table-cell>
          <table:table-cell office:value-type="float" office:value="16" calcext:value-type="float">
            <text:p>16</text:p>
          </table:table-cell>
          <table:table-cell office:value-type="float" office:value="1610335" calcext:value-type="float">
            <text:p>1610335</text:p>
          </table:table-cell>
        </table:table-row>
        <table:table-row table:style-name="ro1">
          <table:table-cell office:value-type="float" office:value="220652" calcext:value-type="float">
            <text:p>220652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4224.375</text:p>
          </table:table-cell>
          <table:table-cell office:value-type="float" office:value="5050015" calcext:value-type="float">
            <text:p>5050015</text:p>
          </table:table-cell>
          <table:table-cell office:value-type="float" office:value="16" calcext:value-type="float">
            <text:p>16</text:p>
          </table:table-cell>
          <table:table-cell office:value-type="float" office:value="1610378" calcext:value-type="float">
            <text:p>1610378</text:p>
          </table:table-cell>
        </table:table-row>
        <table:table-row table:style-name="ro1">
          <table:table-cell office:value-type="float" office:value="220653" calcext:value-type="float">
            <text:p>220653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160.594</text:p>
          </table:table-cell>
          <table:table-cell office:value-type="float" office:value="5050040" calcext:value-type="float">
            <text:p>5050040</text:p>
          </table:table-cell>
          <table:table-cell office:value-type="float" office:value="16" calcext:value-type="float">
            <text:p>16</text:p>
          </table:table-cell>
          <table:table-cell office:value-type="float" office:value="1610373" calcext:value-type="float">
            <text:p>1610373</text:p>
          </table:table-cell>
        </table:table-row>
        <table:table-row table:style-name="ro1">
          <table:table-cell office:value-type="float" office:value="220654" calcext:value-type="float">
            <text:p>220654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4088.923</text:p>
          </table:table-cell>
          <table:table-cell office:value-type="string" calcext:value-type="string">
            <text:p>5050148.286</text:p>
          </table:table-cell>
          <table:table-cell office:value-type="float" office:value="16" calcext:value-type="float">
            <text:p>16</text:p>
          </table:table-cell>
          <table:table-cell office:value-type="float" office:value="1610362" calcext:value-type="float">
            <text:p>1610362</text:p>
          </table:table-cell>
        </table:table-row>
        <table:table-row table:style-name="ro1">
          <table:table-cell office:value-type="float" office:value="220655" calcext:value-type="float">
            <text:p>220655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4097.844</text:p>
          </table:table-cell>
          <table:table-cell office:value-type="string" calcext:value-type="string">
            <text:p>5050153.5</text:p>
          </table:table-cell>
          <table:table-cell office:value-type="float" office:value="16" calcext:value-type="float">
            <text:p>16</text:p>
          </table:table-cell>
          <table:table-cell office:value-type="float" office:value="1610362" calcext:value-type="float">
            <text:p>1610362</text:p>
          </table:table-cell>
        </table:table-row>
        <table:table-row table:style-name="ro1">
          <table:table-cell office:value-type="float" office:value="220656" calcext:value-type="float">
            <text:p>220656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080.656</text:p>
          </table:table-cell>
          <table:table-cell office:value-type="float" office:value="5050149" calcext:value-type="float">
            <text:p>5050149</text:p>
          </table:table-cell>
          <table:table-cell office:value-type="float" office:value="16" calcext:value-type="float">
            <text:p>16</text:p>
          </table:table-cell>
          <table:table-cell office:value-type="float" office:value="1610359" calcext:value-type="float">
            <text:p>1610359</text:p>
          </table:table-cell>
        </table:table-row>
        <table:table-row table:style-name="ro1">
          <table:table-cell office:value-type="float" office:value="220657" calcext:value-type="float">
            <text:p>220657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069.406</text:p>
          </table:table-cell>
          <table:table-cell office:value-type="float" office:value="5050163" calcext:value-type="float">
            <text:p>5050163</text:p>
          </table:table-cell>
          <table:table-cell office:value-type="float" office:value="16" calcext:value-type="float">
            <text:p>16</text:p>
          </table:table-cell>
          <table:table-cell office:value-type="float" office:value="1610359" calcext:value-type="float">
            <text:p>1610359</text:p>
          </table:table-cell>
        </table:table-row>
        <table:table-row table:style-name="ro1">
          <table:table-cell office:value-type="float" office:value="220658" calcext:value-type="float">
            <text:p>220658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004.313</text:p>
          </table:table-cell>
          <table:table-cell office:value-type="string" calcext:value-type="string">
            <text:p>5050253.5</text:p>
          </table:table-cell>
          <table:table-cell office:value-type="float" office:value="16" calcext:value-type="float">
            <text:p>16</text:p>
          </table:table-cell>
          <table:table-cell office:value-type="float" office:value="1610359" calcext:value-type="float">
            <text:p>1610359</text:p>
          </table:table-cell>
        </table:table-row>
        <table:table-row table:style-name="ro1">
          <table:table-cell office:value-type="float" office:value="220659" calcext:value-type="float">
            <text:p>220659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3990.188</text:p>
          </table:table-cell>
          <table:table-cell office:value-type="float" office:value="5050271" calcext:value-type="float">
            <text:p>5050271</text:p>
          </table:table-cell>
          <table:table-cell office:value-type="float" office:value="16" calcext:value-type="float">
            <text:p>16</text:p>
          </table:table-cell>
          <table:table-cell office:value-type="float" office:value="1610356" calcext:value-type="float">
            <text:p>1610356</text:p>
          </table:table-cell>
        </table:table-row>
        <table:table-row table:style-name="ro1">
          <table:table-cell office:value-type="float" office:value="220660" calcext:value-type="float">
            <text:p>220660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3936.875</text:p>
          </table:table-cell>
          <table:table-cell office:value-type="string" calcext:value-type="string">
            <text:p>5050344.5</text:p>
          </table:table-cell>
          <table:table-cell office:value-type="float" office:value="16" calcext:value-type="float">
            <text:p>16</text:p>
          </table:table-cell>
          <table:table-cell office:value-type="float" office:value="1610499" calcext:value-type="float">
            <text:p>1610499</text:p>
          </table:table-cell>
        </table:table-row>
        <table:table-row table:style-name="ro1">
          <table:table-cell office:value-type="float" office:value="220661" calcext:value-type="float">
            <text:p>220661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float" office:value="293925" calcext:value-type="float">
            <text:p>293925</text:p>
          </table:table-cell>
          <table:table-cell office:value-type="string" calcext:value-type="string">
            <text:p>5050360.5</text:p>
          </table:table-cell>
          <table:table-cell office:value-type="float" office:value="16" calcext:value-type="float">
            <text:p>16</text:p>
          </table:table-cell>
          <table:table-cell office:value-type="float" office:value="1610499" calcext:value-type="float">
            <text:p>1610499</text:p>
          </table:table-cell>
        </table:table-row>
        <table:table-row table:style-name="ro1">
          <table:table-cell office:value-type="float" office:value="220662" calcext:value-type="float">
            <text:p>220662</text:p>
          </table:table-cell>
          <table:table-cell office:value-type="float" office:value="20120527000000" calcext:value-type="float">
            <text:p>201205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3877.563</text:p>
          </table:table-cell>
          <table:table-cell office:value-type="string" calcext:value-type="string">
            <text:p>5050424.5</text:p>
          </table:table-cell>
          <table:table-cell office:value-type="float" office:value="16" calcext:value-type="float">
            <text:p>16</text:p>
          </table:table-cell>
          <table:table-cell office:value-type="float" office:value="1610499" calcext:value-type="float">
            <text:p>1610499</text:p>
          </table:table-cell>
        </table:table-row>
        <table:table-row table:style-name="ro1">
          <table:table-cell office:value-type="float" office:value="220683" calcext:value-type="float">
            <text:p>220683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710.438</text:p>
          </table:table-cell>
          <table:table-cell office:value-type="float" office:value="5049299" calcext:value-type="float">
            <text:p>5049299</text:p>
          </table:table-cell>
          <table:table-cell office:value-type="float" office:value="16" calcext:value-type="float">
            <text:p>16</text:p>
          </table:table-cell>
          <table:table-cell office:value-type="float" office:value="4009224" calcext:value-type="float">
            <text:p>4009224</text:p>
          </table:table-cell>
        </table:table-row>
        <table:table-row table:style-name="ro1">
          <table:table-cell office:value-type="float" office:value="220744" calcext:value-type="float">
            <text:p>220744</text:p>
          </table:table-cell>
          <table:table-cell office:value-type="float" office:value="20120531000000" calcext:value-type="float">
            <text:p>2012053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5393.344</text:p>
          </table:table-cell>
          <table:table-cell office:value-type="float" office:value="5051911" calcext:value-type="float">
            <text:p>5051911</text:p>
          </table:table-cell>
          <table:table-cell office:value-type="float" office:value="16" calcext:value-type="float">
            <text:p>16</text:p>
          </table:table-cell>
          <table:table-cell office:value-type="float" office:value="1611044" calcext:value-type="float">
            <text:p>1611044</text:p>
          </table:table-cell>
        </table:table-row>
        <table:table-row table:style-name="ro1">
          <table:table-cell office:value-type="float" office:value="222347" calcext:value-type="float">
            <text:p>222347</text:p>
          </table:table-cell>
          <table:table-cell office:value-type="float" office:value="20120903000000" calcext:value-type="float">
            <text:p>2012090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3790.25</text:p>
          </table:table-cell>
          <table:table-cell office:value-type="string" calcext:value-type="string">
            <text:p>5050901.5</text:p>
          </table:table-cell>
          <table:table-cell office:value-type="float" office:value="16" calcext:value-type="float">
            <text:p>16</text:p>
          </table:table-cell>
          <table:table-cell office:value-type="float" office:value="1610202" calcext:value-type="float">
            <text:p>1610202</text:p>
          </table:table-cell>
        </table:table-row>
        <table:table-row table:style-name="ro1">
          <table:table-cell office:value-type="float" office:value="222348" calcext:value-type="float">
            <text:p>222348</text:p>
          </table:table-cell>
          <table:table-cell office:value-type="float" office:value="20120903000000" calcext:value-type="float">
            <text:p>2012090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751.156</text:p>
          </table:table-cell>
          <table:table-cell office:value-type="float" office:value="5050840" calcext:value-type="float">
            <text:p>5050840</text:p>
          </table:table-cell>
          <table:table-cell office:value-type="float" office:value="16" calcext:value-type="float">
            <text:p>16</text:p>
          </table:table-cell>
          <table:table-cell office:value-type="float" office:value="4011429" calcext:value-type="float">
            <text:p>4011429</text:p>
          </table:table-cell>
        </table:table-row>
        <table:table-row table:style-name="ro1">
          <table:table-cell office:value-type="float" office:value="223839" calcext:value-type="float">
            <text:p>223839</text:p>
          </table:table-cell>
          <table:table-cell office:value-type="float" office:value="20121205000000" calcext:value-type="float">
            <text:p>201212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2- Balise</text:p>
          </table:table-cell>
          <table:table-cell office:value-type="string" calcext:value-type="string">
            <text:p>294732.159</text:p>
          </table:table-cell>
          <table:table-cell office:value-type="string" calcext:value-type="string">
            <text:p>5049241.096</text:p>
          </table:table-cell>
          <table:table-cell office:value-type="float" office:value="16" calcext:value-type="float">
            <text:p>16</text:p>
          </table:table-cell>
          <table:table-cell office:value-type="float" office:value="1625061" calcext:value-type="float">
            <text:p>1625061</text:p>
          </table:table-cell>
        </table:table-row>
        <table:table-row table:style-name="ro1">
          <table:table-cell office:value-type="float" office:value="223840" calcext:value-type="float">
            <text:p>223840</text:p>
          </table:table-cell>
          <table:table-cell office:value-type="float" office:value="20121205000000" calcext:value-type="float">
            <text:p>201212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2- Balise</text:p>
          </table:table-cell>
          <table:table-cell office:value-type="string" calcext:value-type="string">
            <text:p>294728.182</text:p>
          </table:table-cell>
          <table:table-cell office:value-type="string" calcext:value-type="string">
            <text:p>5049243.716</text:p>
          </table:table-cell>
          <table:table-cell office:value-type="float" office:value="16" calcext:value-type="float">
            <text:p>16</text:p>
          </table:table-cell>
          <table:table-cell office:value-type="float" office:value="1625061" calcext:value-type="float">
            <text:p>1625061</text:p>
          </table:table-cell>
        </table:table-row>
        <table:table-row table:style-name="ro1">
          <table:table-cell office:value-type="float" office:value="223841" calcext:value-type="float">
            <text:p>223841</text:p>
          </table:table-cell>
          <table:table-cell office:value-type="float" office:value="20121205000000" calcext:value-type="float">
            <text:p>201212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735.899</text:p>
          </table:table-cell>
          <table:table-cell office:value-type="string" calcext:value-type="string">
            <text:p>5049256.055</text:p>
          </table:table-cell>
          <table:table-cell office:value-type="float" office:value="16" calcext:value-type="float">
            <text:p>16</text:p>
          </table:table-cell>
          <table:table-cell office:value-type="float" office:value="1625061" calcext:value-type="float">
            <text:p>1625061</text:p>
          </table:table-cell>
        </table:table-row>
        <table:table-row table:style-name="ro1">
          <table:table-cell office:value-type="float" office:value="225241" calcext:value-type="float">
            <text:p>225241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850.495</text:p>
          </table:table-cell>
          <table:table-cell office:value-type="string" calcext:value-type="string">
            <text:p>5050409.322</text:p>
          </table:table-cell>
          <table:table-cell office:value-type="float" office:value="16" calcext:value-type="float">
            <text:p>16</text:p>
          </table:table-cell>
          <table:table-cell office:value-type="float" office:value="1610500" calcext:value-type="float">
            <text:p>1610500</text:p>
          </table:table-cell>
        </table:table-row>
        <table:table-row table:style-name="ro1">
          <table:table-cell office:value-type="float" office:value="225242" calcext:value-type="float">
            <text:p>225242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3859.92</text:p>
          </table:table-cell>
          <table:table-cell office:value-type="string" calcext:value-type="string">
            <text:p>5050396.834</text:p>
          </table:table-cell>
          <table:table-cell office:value-type="float" office:value="16" calcext:value-type="float">
            <text:p>16</text:p>
          </table:table-cell>
          <table:table-cell office:value-type="float" office:value="1610500" calcext:value-type="float">
            <text:p>1610500</text:p>
          </table:table-cell>
        </table:table-row>
        <table:table-row table:style-name="ro1">
          <table:table-cell office:value-type="float" office:value="225243" calcext:value-type="float">
            <text:p>225243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874.855</text:p>
          </table:table-cell>
          <table:table-cell office:value-type="string" calcext:value-type="string">
            <text:p>5050376.218</text:p>
          </table:table-cell>
          <table:table-cell office:value-type="float" office:value="16" calcext:value-type="float">
            <text:p>16</text:p>
          </table:table-cell>
          <table:table-cell office:value-type="float" office:value="1610500" calcext:value-type="float">
            <text:p>1610500</text:p>
          </table:table-cell>
        </table:table-row>
        <table:table-row table:style-name="ro1">
          <table:table-cell office:value-type="float" office:value="225244" calcext:value-type="float">
            <text:p>225244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893.097</text:p>
          </table:table-cell>
          <table:table-cell office:value-type="string" calcext:value-type="string">
            <text:p>5050351.559</text:p>
          </table:table-cell>
          <table:table-cell office:value-type="float" office:value="16" calcext:value-type="float">
            <text:p>16</text:p>
          </table:table-cell>
          <table:table-cell office:value-type="float" office:value="1610500" calcext:value-type="float">
            <text:p>1610500</text:p>
          </table:table-cell>
        </table:table-row>
        <table:table-row table:style-name="ro1">
          <table:table-cell office:value-type="float" office:value="225245" calcext:value-type="float">
            <text:p>225245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3911.922</text:p>
          </table:table-cell>
          <table:table-cell office:value-type="string" calcext:value-type="string">
            <text:p>5050325.049</text:p>
          </table:table-cell>
          <table:table-cell office:value-type="float" office:value="16" calcext:value-type="float">
            <text:p>16</text:p>
          </table:table-cell>
          <table:table-cell office:value-type="float" office:value="1610500" calcext:value-type="float">
            <text:p>1610500</text:p>
          </table:table-cell>
        </table:table-row>
        <table:table-row table:style-name="ro1">
          <table:table-cell office:value-type="float" office:value="225246" calcext:value-type="float">
            <text:p>225246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3924.295</text:p>
          </table:table-cell>
          <table:table-cell office:value-type="string" calcext:value-type="string">
            <text:p>5050309.015</text:p>
          </table:table-cell>
          <table:table-cell office:value-type="float" office:value="16" calcext:value-type="float">
            <text:p>16</text:p>
          </table:table-cell>
          <table:table-cell office:value-type="float" office:value="1610357" calcext:value-type="float">
            <text:p>1610357</text:p>
          </table:table-cell>
        </table:table-row>
        <table:table-row table:style-name="ro1">
          <table:table-cell office:value-type="float" office:value="225247" calcext:value-type="float">
            <text:p>225247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3942.468</text:p>
          </table:table-cell>
          <table:table-cell office:value-type="string" calcext:value-type="string">
            <text:p>5050283.928</text:p>
          </table:table-cell>
          <table:table-cell office:value-type="float" office:value="16" calcext:value-type="float">
            <text:p>16</text:p>
          </table:table-cell>
          <table:table-cell office:value-type="float" office:value="1610357" calcext:value-type="float">
            <text:p>1610357</text:p>
          </table:table-cell>
        </table:table-row>
        <table:table-row table:style-name="ro1">
          <table:table-cell office:value-type="float" office:value="225249" calcext:value-type="float">
            <text:p>225249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3978.301</text:p>
          </table:table-cell>
          <table:table-cell office:value-type="string" calcext:value-type="string">
            <text:p>5050236.031</text:p>
          </table:table-cell>
          <table:table-cell office:value-type="float" office:value="16" calcext:value-type="float">
            <text:p>16</text:p>
          </table:table-cell>
          <table:table-cell office:value-type="float" office:value="1610360" calcext:value-type="float">
            <text:p>1610360</text:p>
          </table:table-cell>
        </table:table-row>
        <table:table-row table:style-name="ro1">
          <table:table-cell office:value-type="float" office:value="225250" calcext:value-type="float">
            <text:p>225250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3987.975</text:p>
          </table:table-cell>
          <table:table-cell office:value-type="string" calcext:value-type="string">
            <text:p>5050223.723</text:p>
          </table:table-cell>
          <table:table-cell office:value-type="float" office:value="16" calcext:value-type="float">
            <text:p>16</text:p>
          </table:table-cell>
          <table:table-cell office:value-type="float" office:value="1610360" calcext:value-type="float">
            <text:p>1610360</text:p>
          </table:table-cell>
        </table:table-row>
        <table:table-row table:style-name="ro1">
          <table:table-cell office:value-type="float" office:value="225251" calcext:value-type="float">
            <text:p>225251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018.521</text:p>
          </table:table-cell>
          <table:table-cell office:value-type="string" calcext:value-type="string">
            <text:p>5050182.602</text:p>
          </table:table-cell>
          <table:table-cell office:value-type="float" office:value="16" calcext:value-type="float">
            <text:p>16</text:p>
          </table:table-cell>
          <table:table-cell office:value-type="float" office:value="1610360" calcext:value-type="float">
            <text:p>1610360</text:p>
          </table:table-cell>
        </table:table-row>
        <table:table-row table:style-name="ro1">
          <table:table-cell office:value-type="float" office:value="225253" calcext:value-type="float">
            <text:p>225253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033.816</text:p>
          </table:table-cell>
          <table:table-cell office:value-type="string" calcext:value-type="string">
            <text:p>5050161.488</text:p>
          </table:table-cell>
          <table:table-cell office:value-type="float" office:value="16" calcext:value-type="float">
            <text:p>16</text:p>
          </table:table-cell>
          <table:table-cell office:value-type="float" office:value="1610360" calcext:value-type="float">
            <text:p>1610360</text:p>
          </table:table-cell>
        </table:table-row>
        <table:table-row table:style-name="ro1">
          <table:table-cell office:value-type="float" office:value="225254" calcext:value-type="float">
            <text:p>225254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062.135</text:p>
          </table:table-cell>
          <table:table-cell office:value-type="string" calcext:value-type="string">
            <text:p>5050122.919</text:p>
          </table:table-cell>
          <table:table-cell office:value-type="float" office:value="16" calcext:value-type="float">
            <text:p>16</text:p>
          </table:table-cell>
          <table:table-cell office:value-type="float" office:value="1610360" calcext:value-type="float">
            <text:p>1610360</text:p>
          </table:table-cell>
        </table:table-row>
        <table:table-row table:style-name="ro1">
          <table:table-cell office:value-type="float" office:value="225255" calcext:value-type="float">
            <text:p>225255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float" office:value="294070" calcext:value-type="float">
            <text:p>294070</text:p>
          </table:table-cell>
          <table:table-cell office:value-type="float" office:value="5050113" calcext:value-type="float">
            <text:p>5050113</text:p>
          </table:table-cell>
          <table:table-cell office:value-type="float" office:value="16" calcext:value-type="float">
            <text:p>16</text:p>
          </table:table-cell>
          <table:table-cell office:value-type="float" office:value="1610364" calcext:value-type="float">
            <text:p>1610364</text:p>
          </table:table-cell>
        </table:table-row>
        <table:table-row table:style-name="ro1">
          <table:table-cell office:value-type="float" office:value="225256" calcext:value-type="float">
            <text:p>225256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085.081</text:p>
          </table:table-cell>
          <table:table-cell office:value-type="string" calcext:value-type="string">
            <text:p>5050093.335</text:p>
          </table:table-cell>
          <table:table-cell office:value-type="float" office:value="16" calcext:value-type="float">
            <text:p>16</text:p>
          </table:table-cell>
          <table:table-cell office:value-type="float" office:value="1610364" calcext:value-type="float">
            <text:p>1610364</text:p>
          </table:table-cell>
        </table:table-row>
        <table:table-row table:style-name="ro1">
          <table:table-cell office:value-type="float" office:value="225257" calcext:value-type="float">
            <text:p>225257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076.058</text:p>
          </table:table-cell>
          <table:table-cell office:value-type="string" calcext:value-type="string">
            <text:p>5050104.221</text:p>
          </table:table-cell>
          <table:table-cell office:value-type="float" office:value="16" calcext:value-type="float">
            <text:p>16</text:p>
          </table:table-cell>
          <table:table-cell office:value-type="float" office:value="1610364" calcext:value-type="float">
            <text:p>1610364</text:p>
          </table:table-cell>
        </table:table-row>
        <table:table-row table:style-name="ro1">
          <table:table-cell office:value-type="float" office:value="225258" calcext:value-type="float">
            <text:p>225258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091.85</text:p>
          </table:table-cell>
          <table:table-cell office:value-type="string" calcext:value-type="string">
            <text:p>5050083.468</text:p>
          </table:table-cell>
          <table:table-cell office:value-type="float" office:value="16" calcext:value-type="float">
            <text:p>16</text:p>
          </table:table-cell>
          <table:table-cell office:value-type="float" office:value="1610364" calcext:value-type="float">
            <text:p>1610364</text:p>
          </table:table-cell>
        </table:table-row>
        <table:table-row table:style-name="ro1">
          <table:table-cell office:value-type="float" office:value="225259" calcext:value-type="float">
            <text:p>225259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108.044</text:p>
          </table:table-cell>
          <table:table-cell office:value-type="string" calcext:value-type="string">
            <text:p>5050061.113</text:p>
          </table:table-cell>
          <table:table-cell office:value-type="float" office:value="16" calcext:value-type="float">
            <text:p>16</text:p>
          </table:table-cell>
          <table:table-cell office:value-type="float" office:value="1610364" calcext:value-type="float">
            <text:p>1610364</text:p>
          </table:table-cell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113.691</text:p>
          </table:table-cell>
          <table:table-cell office:value-type="string" calcext:value-type="string">
            <text:p>5050053.841</text:p>
          </table:table-cell>
          <table:table-cell office:value-type="float" office:value="16" calcext:value-type="float">
            <text:p>16</text:p>
          </table:table-cell>
          <table:table-cell office:value-type="float" office:value="1610364" calcext:value-type="float">
            <text:p>1610364</text:p>
          </table:table-cell>
        </table:table-row>
        <table:table-row table:style-name="ro1">
          <table:table-cell office:value-type="float" office:value="225261" calcext:value-type="float">
            <text:p>225261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137.156</text:p>
          </table:table-cell>
          <table:table-cell office:value-type="float" office:value="5050022" calcext:value-type="float">
            <text:p>5050022</text:p>
          </table:table-cell>
          <table:table-cell office:value-type="float" office:value="16" calcext:value-type="float">
            <text:p>16</text:p>
          </table:table-cell>
          <table:table-cell office:value-type="float" office:value="1610375" calcext:value-type="float">
            <text:p>1610375</text:p>
          </table:table-cell>
        </table:table-row>
        <table:table-row table:style-name="ro1">
          <table:table-cell office:value-type="float" office:value="225263" calcext:value-type="float">
            <text:p>225263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199.075</text:p>
          </table:table-cell>
          <table:table-cell office:value-type="string" calcext:value-type="string">
            <text:p>5049938.065</text:p>
          </table:table-cell>
          <table:table-cell office:value-type="float" office:value="16" calcext:value-type="float">
            <text:p>16</text:p>
          </table:table-cell>
          <table:table-cell office:value-type="float" office:value="1610336" calcext:value-type="float">
            <text:p>1610336</text:p>
          </table:table-cell>
        </table:table-row>
        <table:table-row table:style-name="ro1">
          <table:table-cell office:value-type="float" office:value="225264" calcext:value-type="float">
            <text:p>225264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220.688</text:p>
          </table:table-cell>
          <table:table-cell office:value-type="string" calcext:value-type="string">
            <text:p>5049909.5</text:p>
          </table:table-cell>
          <table:table-cell office:value-type="float" office:value="16" calcext:value-type="float">
            <text:p>16</text:p>
          </table:table-cell>
          <table:table-cell office:value-type="float" office:value="1610338" calcext:value-type="float">
            <text:p>1610338</text:p>
          </table:table-cell>
        </table:table-row>
        <table:table-row table:style-name="ro1">
          <table:table-cell office:value-type="float" office:value="225266" calcext:value-type="float">
            <text:p>225266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257.692</text:p>
          </table:table-cell>
          <table:table-cell office:value-type="string" calcext:value-type="string">
            <text:p>5049858.194</text:p>
          </table:table-cell>
          <table:table-cell office:value-type="float" office:value="16" calcext:value-type="float">
            <text:p>16</text:p>
          </table:table-cell>
          <table:table-cell office:value-type="float" office:value="1610382" calcext:value-type="float">
            <text:p>1610382</text:p>
          </table:table-cell>
        </table:table-row>
        <table:table-row table:style-name="ro1">
          <table:table-cell office:value-type="float" office:value="225267" calcext:value-type="float">
            <text:p>225267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271.324</text:p>
          </table:table-cell>
          <table:table-cell office:value-type="string" calcext:value-type="string">
            <text:p>5049840.422</text:p>
          </table:table-cell>
          <table:table-cell office:value-type="float" office:value="16" calcext:value-type="float">
            <text:p>16</text:p>
          </table:table-cell>
          <table:table-cell office:value-type="float" office:value="1610382" calcext:value-type="float">
            <text:p>1610382</text:p>
          </table:table-cell>
        </table:table-row>
        <table:table-row table:style-name="ro1">
          <table:table-cell office:value-type="float" office:value="225268" calcext:value-type="float">
            <text:p>225268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293.719</text:p>
          </table:table-cell>
          <table:table-cell office:value-type="float" office:value="5049810" calcext:value-type="float">
            <text:p>5049810</text:p>
          </table:table-cell>
          <table:table-cell office:value-type="float" office:value="16" calcext:value-type="float">
            <text:p>16</text:p>
          </table:table-cell>
          <table:table-cell office:value-type="float" office:value="1610385" calcext:value-type="float">
            <text:p>1610385</text:p>
          </table:table-cell>
        </table:table-row>
        <table:table-row table:style-name="ro1">
          <table:table-cell office:value-type="float" office:value="225270" calcext:value-type="float">
            <text:p>225270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334.644</text:p>
          </table:table-cell>
          <table:table-cell office:value-type="string" calcext:value-type="string">
            <text:p>5049755.626</text:p>
          </table:table-cell>
          <table:table-cell office:value-type="float" office:value="16" calcext:value-type="float">
            <text:p>16</text:p>
          </table:table-cell>
          <table:table-cell office:value-type="float" office:value="1610388" calcext:value-type="float">
            <text:p>1610388</text:p>
          </table:table-cell>
        </table:table-row>
        <table:table-row table:style-name="ro1">
          <table:table-cell office:value-type="float" office:value="225271" calcext:value-type="float">
            <text:p>225271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344.584</text:p>
          </table:table-cell>
          <table:table-cell office:value-type="string" calcext:value-type="string">
            <text:p>5049740.86</text:p>
          </table:table-cell>
          <table:table-cell office:value-type="float" office:value="16" calcext:value-type="float">
            <text:p>16</text:p>
          </table:table-cell>
          <table:table-cell office:value-type="float" office:value="1610388" calcext:value-type="float">
            <text:p>1610388</text:p>
          </table:table-cell>
        </table:table-row>
        <table:table-row table:style-name="ro1">
          <table:table-cell office:value-type="float" office:value="225272" calcext:value-type="float">
            <text:p>225272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368.719</text:p>
          </table:table-cell>
          <table:table-cell office:value-type="float" office:value="5049709" calcext:value-type="float">
            <text:p>5049709</text:p>
          </table:table-cell>
          <table:table-cell office:value-type="float" office:value="16" calcext:value-type="float">
            <text:p>16</text:p>
          </table:table-cell>
          <table:table-cell office:value-type="float" office:value="1610392" calcext:value-type="float">
            <text:p>1610392</text:p>
          </table:table-cell>
        </table:table-row>
        <table:table-row table:style-name="ro1">
          <table:table-cell office:value-type="float" office:value="225274" calcext:value-type="float">
            <text:p>225274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421.406</text:p>
          </table:table-cell>
          <table:table-cell office:value-type="string" calcext:value-type="string">
            <text:p>5049637.5</text:p>
          </table:table-cell>
          <table:table-cell office:value-type="float" office:value="16" calcext:value-type="float">
            <text:p>16</text:p>
          </table:table-cell>
          <table:table-cell office:value-type="float" office:value="1610395" calcext:value-type="float">
            <text:p>1610395</text:p>
          </table:table-cell>
        </table:table-row>
        <table:table-row table:style-name="ro1">
          <table:table-cell office:value-type="float" office:value="225275" calcext:value-type="float">
            <text:p>225275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436.763</text:p>
          </table:table-cell>
          <table:table-cell office:value-type="string" calcext:value-type="string">
            <text:p>5049616.75</text:p>
          </table:table-cell>
          <table:table-cell office:value-type="float" office:value="16" calcext:value-type="float">
            <text:p>16</text:p>
          </table:table-cell>
          <table:table-cell office:value-type="float" office:value="1610395" calcext:value-type="float">
            <text:p>1610395</text:p>
          </table:table-cell>
        </table:table-row>
        <table:table-row table:style-name="ro1">
          <table:table-cell office:value-type="float" office:value="225276" calcext:value-type="float">
            <text:p>225276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410.175</text:p>
          </table:table-cell>
          <table:table-cell office:value-type="string" calcext:value-type="string">
            <text:p>5049652.407</text:p>
          </table:table-cell>
          <table:table-cell office:value-type="float" office:value="16" calcext:value-type="float">
            <text:p>16</text:p>
          </table:table-cell>
          <table:table-cell office:value-type="float" office:value="1610395" calcext:value-type="float">
            <text:p>1610395</text:p>
          </table:table-cell>
        </table:table-row>
        <table:table-row table:style-name="ro1">
          <table:table-cell office:value-type="float" office:value="225277" calcext:value-type="float">
            <text:p>225277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452.844</text:p>
          </table:table-cell>
          <table:table-cell office:value-type="float" office:value="5049595" calcext:value-type="float">
            <text:p>5049595</text:p>
          </table:table-cell>
          <table:table-cell office:value-type="float" office:value="16" calcext:value-type="float">
            <text:p>16</text:p>
          </table:table-cell>
          <table:table-cell office:value-type="float" office:value="1610398" calcext:value-type="float">
            <text:p>1610398</text:p>
          </table:table-cell>
        </table:table-row>
        <table:table-row table:style-name="ro1">
          <table:table-cell office:value-type="float" office:value="225279" calcext:value-type="float">
            <text:p>225279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500.418</text:p>
          </table:table-cell>
          <table:table-cell office:value-type="string" calcext:value-type="string">
            <text:p>5049529.925</text:p>
          </table:table-cell>
          <table:table-cell office:value-type="float" office:value="16" calcext:value-type="float">
            <text:p>16</text:p>
          </table:table-cell>
          <table:table-cell office:value-type="float" office:value="1610398" calcext:value-type="float">
            <text:p>1610398</text:p>
          </table:table-cell>
        </table:table-row>
        <table:table-row table:style-name="ro1">
          <table:table-cell office:value-type="float" office:value="225281" calcext:value-type="float">
            <text:p>225281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9- Autres</text:p>
          </table:table-cell>
          <table:table-cell office:value-type="string" calcext:value-type="string">
            <text:p>294527.365</text:p>
          </table:table-cell>
          <table:table-cell office:value-type="string" calcext:value-type="string">
            <text:p>5049493.771</text:p>
          </table:table-cell>
          <table:table-cell office:value-type="float" office:value="16" calcext:value-type="float">
            <text:p>16</text:p>
          </table:table-cell>
          <table:table-cell office:value-type="float" office:value="1610402" calcext:value-type="float">
            <text:p>1610402</text:p>
          </table:table-cell>
        </table:table-row>
        <table:table-row table:style-name="ro1">
          <table:table-cell office:value-type="float" office:value="225282" calcext:value-type="float">
            <text:p>225282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540.706</text:p>
          </table:table-cell>
          <table:table-cell office:value-type="string" calcext:value-type="string">
            <text:p>5049476.923</text:p>
          </table:table-cell>
          <table:table-cell office:value-type="float" office:value="16" calcext:value-type="float">
            <text:p>16</text:p>
          </table:table-cell>
          <table:table-cell office:value-type="float" office:value="1610402" calcext:value-type="float">
            <text:p>1610402</text:p>
          </table:table-cell>
        </table:table-row>
        <table:table-row table:style-name="ro1">
          <table:table-cell office:value-type="float" office:value="225286" calcext:value-type="float">
            <text:p>225286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626.202</text:p>
          </table:table-cell>
          <table:table-cell office:value-type="string" calcext:value-type="string">
            <text:p>5049360.471</text:p>
          </table:table-cell>
          <table:table-cell office:value-type="float" office:value="16" calcext:value-type="float">
            <text:p>16</text:p>
          </table:table-cell>
          <table:table-cell office:value-type="float" office:value="1610413" calcext:value-type="float">
            <text:p>1610413</text:p>
          </table:table-cell>
        </table:table-row>
        <table:table-row table:style-name="ro1">
          <table:table-cell office:value-type="float" office:value="225289" calcext:value-type="float">
            <text:p>225289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3930.264</text:p>
          </table:table-cell>
          <table:table-cell office:value-type="string" calcext:value-type="string">
            <text:p>5050201.432</text:p>
          </table:table-cell>
          <table:table-cell office:value-type="float" office:value="16" calcext:value-type="float">
            <text:p>16</text:p>
          </table:table-cell>
          <table:table-cell office:value-type="float" office:value="1609902" calcext:value-type="float">
            <text:p>1609902</text:p>
          </table:table-cell>
        </table:table-row>
        <table:table-row table:style-name="ro1">
          <table:table-cell office:value-type="float" office:value="225290" calcext:value-type="float">
            <text:p>225290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3953.284</text:p>
          </table:table-cell>
          <table:table-cell office:value-type="string" calcext:value-type="string">
            <text:p>5050217.682</text:p>
          </table:table-cell>
          <table:table-cell office:value-type="float" office:value="16" calcext:value-type="float">
            <text:p>16</text:p>
          </table:table-cell>
          <table:table-cell office:value-type="float" office:value="1609902" calcext:value-type="float">
            <text:p>1609902</text:p>
          </table:table-cell>
        </table:table-row>
        <table:table-row table:style-name="ro1">
          <table:table-cell office:value-type="float" office:value="225293" calcext:value-type="float">
            <text:p>225293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108.301</text:p>
          </table:table-cell>
          <table:table-cell office:value-type="string" calcext:value-type="string">
            <text:p>5050001.663</text:p>
          </table:table-cell>
          <table:table-cell office:value-type="float" office:value="16" calcext:value-type="float">
            <text:p>16</text:p>
          </table:table-cell>
          <table:table-cell office:value-type="float" office:value="1610015" calcext:value-type="float">
            <text:p>1610015</text:p>
          </table:table-cell>
        </table:table-row>
        <table:table-row table:style-name="ro1">
          <table:table-cell office:value-type="float" office:value="225298" calcext:value-type="float">
            <text:p>225298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266.932</text:p>
          </table:table-cell>
          <table:table-cell office:value-type="string" calcext:value-type="string">
            <text:p>5049791.404</text:p>
          </table:table-cell>
          <table:table-cell office:value-type="float" office:value="16" calcext:value-type="float">
            <text:p>16</text:p>
          </table:table-cell>
          <table:table-cell office:value-type="float" office:value="1610019" calcext:value-type="float">
            <text:p>1610019</text:p>
          </table:table-cell>
        </table:table-row>
        <table:table-row table:style-name="ro1">
          <table:table-cell office:value-type="float" office:value="225299" calcext:value-type="float">
            <text:p>225299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277.667</text:p>
          </table:table-cell>
          <table:table-cell office:value-type="string" calcext:value-type="string">
            <text:p>5049799.391</text:p>
          </table:table-cell>
          <table:table-cell office:value-type="float" office:value="16" calcext:value-type="float">
            <text:p>16</text:p>
          </table:table-cell>
          <table:table-cell office:value-type="float" office:value="1610019" calcext:value-type="float">
            <text:p>1610019</text:p>
          </table:table-cell>
        </table:table-row>
        <table:table-row table:style-name="ro1">
          <table:table-cell office:value-type="float" office:value="225303" calcext:value-type="float">
            <text:p>225303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406.701</text:p>
          </table:table-cell>
          <table:table-cell office:value-type="string" calcext:value-type="string">
            <text:p>5049565.796</text:p>
          </table:table-cell>
          <table:table-cell office:value-type="float" office:value="16" calcext:value-type="float">
            <text:p>16</text:p>
          </table:table-cell>
          <table:table-cell office:value-type="float" office:value="1610023" calcext:value-type="float">
            <text:p>1610023</text:p>
          </table:table-cell>
        </table:table-row>
        <table:table-row table:style-name="ro1">
          <table:table-cell office:value-type="float" office:value="226180" calcext:value-type="float">
            <text:p>226180</text:p>
          </table:table-cell>
          <table:table-cell office:value-type="float" office:value="20130717000000" calcext:value-type="float">
            <text:p>2013071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5456.082</text:p>
          </table:table-cell>
          <table:table-cell office:value-type="string" calcext:value-type="string">
            <text:p>5054326.925</text:p>
          </table:table-cell>
          <table:table-cell office:value-type="float" office:value="16" calcext:value-type="float">
            <text:p>16</text:p>
          </table:table-cell>
          <table:table-cell office:value-type="float" office:value="4009501" calcext:value-type="float">
            <text:p>4009501</text:p>
          </table:table-cell>
        </table:table-row>
        <table:table-row table:style-name="ro1">
          <table:table-cell office:value-type="float" office:value="226207" calcext:value-type="float">
            <text:p>226207</text:p>
          </table:table-cell>
          <table:table-cell office:value-type="float" office:value="20130719000000" calcext:value-type="float">
            <text:p>201307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3989.531</text:p>
          </table:table-cell>
          <table:table-cell office:value-type="string" calcext:value-type="string">
            <text:p>5051949.5</text:p>
          </table:table-cell>
          <table:table-cell office:value-type="float" office:value="16" calcext:value-type="float">
            <text:p>16</text:p>
          </table:table-cell>
          <table:table-cell office:value-type="float" office:value="1610637" calcext:value-type="float">
            <text:p>1610637</text:p>
          </table:table-cell>
        </table:table-row>
        <table:table-row table:style-name="ro1">
          <table:table-cell office:value-type="float" office:value="226208" calcext:value-type="float">
            <text:p>226208</text:p>
          </table:table-cell>
          <table:table-cell office:value-type="float" office:value="20130719000000" calcext:value-type="float">
            <text:p>201307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4003.969</text:p>
          </table:table-cell>
          <table:table-cell office:value-type="string" calcext:value-type="string">
            <text:p>5051945.5</text:p>
          </table:table-cell>
          <table:table-cell office:value-type="float" office:value="16" calcext:value-type="float">
            <text:p>16</text:p>
          </table:table-cell>
          <table:table-cell office:value-type="float" office:value="1610637" calcext:value-type="float">
            <text:p>1610637</text:p>
          </table:table-cell>
        </table:table-row>
        <table:table-row table:style-name="ro1">
          <table:table-cell office:value-type="float" office:value="226230" calcext:value-type="float">
            <text:p>226230</text:p>
          </table:table-cell>
          <table:table-cell office:value-type="float" office:value="20130719000000" calcext:value-type="float">
            <text:p>201307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4015.844</text:p>
          </table:table-cell>
          <table:table-cell office:value-type="string" calcext:value-type="string">
            <text:p>5052094.5</text:p>
          </table:table-cell>
          <table:table-cell office:value-type="float" office:value="16" calcext:value-type="float">
            <text:p>16</text:p>
          </table:table-cell>
          <table:table-cell office:value-type="float" office:value="1610911" calcext:value-type="float">
            <text:p>1610911</text:p>
          </table:table-cell>
        </table:table-row>
        <table:table-row table:style-name="ro1">
          <table:table-cell office:value-type="float" office:value="226236" calcext:value-type="float">
            <text:p>226236</text:p>
          </table:table-cell>
          <table:table-cell office:value-type="float" office:value="20130719000000" calcext:value-type="float">
            <text:p>201307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012.688</text:p>
          </table:table-cell>
          <table:table-cell office:value-type="float" office:value="5052067" calcext:value-type="float">
            <text:p>5052067</text:p>
          </table:table-cell>
          <table:table-cell office:value-type="float" office:value="16" calcext:value-type="float">
            <text:p>16</text:p>
          </table:table-cell>
          <table:table-cell office:value-type="float" office:value="1610911" calcext:value-type="float">
            <text:p>1610911</text:p>
          </table:table-cell>
        </table:table-row>
        <table:table-row table:style-name="ro1">
          <table:table-cell office:value-type="float" office:value="226237" calcext:value-type="float">
            <text:p>226237</text:p>
          </table:table-cell>
          <table:table-cell office:value-type="float" office:value="20130719000000" calcext:value-type="float">
            <text:p>201307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996.438</text:p>
          </table:table-cell>
          <table:table-cell office:value-type="float" office:value="5052068" calcext:value-type="float">
            <text:p>5052068</text:p>
          </table:table-cell>
          <table:table-cell office:value-type="float" office:value="16" calcext:value-type="float">
            <text:p>16</text:p>
          </table:table-cell>
          <table:table-cell office:value-type="float" office:value="1610911" calcext:value-type="float">
            <text:p>1610911</text:p>
          </table:table-cell>
        </table:table-row>
        <table:table-row table:style-name="ro1">
          <table:table-cell office:value-type="float" office:value="226238" calcext:value-type="float">
            <text:p>226238</text:p>
          </table:table-cell>
          <table:table-cell office:value-type="float" office:value="20130719000000" calcext:value-type="float">
            <text:p>201307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4005.766</text:p>
          </table:table-cell>
          <table:table-cell office:value-type="string" calcext:value-type="string">
            <text:p>5052114.159</text:p>
          </table:table-cell>
          <table:table-cell office:value-type="float" office:value="16" calcext:value-type="float">
            <text:p>16</text:p>
          </table:table-cell>
          <table:table-cell office:value-type="float" office:value="1610911" calcext:value-type="float">
            <text:p>1610911</text:p>
          </table:table-cell>
        </table:table-row>
        <table:table-row table:style-name="ro1">
          <table:table-cell office:value-type="float" office:value="226239" calcext:value-type="float">
            <text:p>226239</text:p>
          </table:table-cell>
          <table:table-cell office:value-type="float" office:value="20130719000000" calcext:value-type="float">
            <text:p>201307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013.268</text:p>
          </table:table-cell>
          <table:table-cell office:value-type="string" calcext:value-type="string">
            <text:p>5052036.957</text:p>
          </table:table-cell>
          <table:table-cell office:value-type="float" office:value="16" calcext:value-type="float">
            <text:p>16</text:p>
          </table:table-cell>
          <table:table-cell office:value-type="float" office:value="1610579" calcext:value-type="float">
            <text:p>1610579</text:p>
          </table:table-cell>
        </table:table-row>
        <table:table-row table:style-name="ro1">
          <table:table-cell office:value-type="float" office:value="226240" calcext:value-type="float">
            <text:p>226240</text:p>
          </table:table-cell>
          <table:table-cell office:value-type="float" office:value="20130719000000" calcext:value-type="float">
            <text:p>201307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009.722</text:p>
          </table:table-cell>
          <table:table-cell office:value-type="string" calcext:value-type="string">
            <text:p>5052015.924</text:p>
          </table:table-cell>
          <table:table-cell office:value-type="float" office:value="16" calcext:value-type="float">
            <text:p>16</text:p>
          </table:table-cell>
          <table:table-cell office:value-type="float" office:value="1610637" calcext:value-type="float">
            <text:p>1610637</text:p>
          </table:table-cell>
        </table:table-row>
        <table:table-row table:style-name="ro1">
          <table:table-cell office:value-type="float" office:value="226241" calcext:value-type="float">
            <text:p>226241</text:p>
          </table:table-cell>
          <table:table-cell office:value-type="float" office:value="20130719000000" calcext:value-type="float">
            <text:p>201307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007.083</text:p>
          </table:table-cell>
          <table:table-cell office:value-type="string" calcext:value-type="string">
            <text:p>5051991.48</text:p>
          </table:table-cell>
          <table:table-cell office:value-type="float" office:value="16" calcext:value-type="float">
            <text:p>16</text:p>
          </table:table-cell>
          <table:table-cell office:value-type="float" office:value="1610637" calcext:value-type="float">
            <text:p>1610637</text:p>
          </table:table-cell>
        </table:table-row>
        <table:table-row table:style-name="ro1">
          <table:table-cell office:value-type="float" office:value="226242" calcext:value-type="float">
            <text:p>226242</text:p>
          </table:table-cell>
          <table:table-cell office:value-type="float" office:value="20130719000000" calcext:value-type="float">
            <text:p>201307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996.089</text:p>
          </table:table-cell>
          <table:table-cell office:value-type="string" calcext:value-type="string">
            <text:p>5052055.699</text:p>
          </table:table-cell>
          <table:table-cell office:value-type="float" office:value="16" calcext:value-type="float">
            <text:p>16</text:p>
          </table:table-cell>
          <table:table-cell office:value-type="float" office:value="1610637" calcext:value-type="float">
            <text:p>1610637</text:p>
          </table:table-cell>
        </table:table-row>
        <table:table-row table:style-name="ro1">
          <table:table-cell office:value-type="float" office:value="226243" calcext:value-type="float">
            <text:p>226243</text:p>
          </table:table-cell>
          <table:table-cell office:value-type="float" office:value="20130719000000" calcext:value-type="float">
            <text:p>201307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994.535</text:p>
          </table:table-cell>
          <table:table-cell office:value-type="string" calcext:value-type="string">
            <text:p>5052034.319</text:p>
          </table:table-cell>
          <table:table-cell office:value-type="float" office:value="16" calcext:value-type="float">
            <text:p>16</text:p>
          </table:table-cell>
          <table:table-cell office:value-type="float" office:value="1610637" calcext:value-type="float">
            <text:p>1610637</text:p>
          </table:table-cell>
        </table:table-row>
        <table:table-row table:style-name="ro1">
          <table:table-cell office:value-type="float" office:value="226244" calcext:value-type="float">
            <text:p>226244</text:p>
          </table:table-cell>
          <table:table-cell office:value-type="float" office:value="20130719000000" calcext:value-type="float">
            <text:p>201307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3992.123</text:p>
          </table:table-cell>
          <table:table-cell office:value-type="string" calcext:value-type="string">
            <text:p>5051995.542</text:p>
          </table:table-cell>
          <table:table-cell office:value-type="float" office:value="16" calcext:value-type="float">
            <text:p>16</text:p>
          </table:table-cell>
          <table:table-cell office:value-type="float" office:value="1610637" calcext:value-type="float">
            <text:p>1610637</text:p>
          </table:table-cell>
        </table:table-row>
        <table:table-row table:style-name="ro1">
          <table:table-cell office:value-type="float" office:value="226245" calcext:value-type="float">
            <text:p>226245</text:p>
          </table:table-cell>
          <table:table-cell office:value-type="float" office:value="20130719000000" calcext:value-type="float">
            <text:p>201307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3990.39</text:p>
          </table:table-cell>
          <table:table-cell office:value-type="string" calcext:value-type="string">
            <text:p>5051967.685</text:p>
          </table:table-cell>
          <table:table-cell office:value-type="float" office:value="16" calcext:value-type="float">
            <text:p>16</text:p>
          </table:table-cell>
          <table:table-cell office:value-type="float" office:value="1610637" calcext:value-type="float">
            <text:p>1610637</text:p>
          </table:table-cell>
        </table:table-row>
        <table:table-row table:style-name="ro1">
          <table:table-cell office:value-type="float" office:value="226246" calcext:value-type="float">
            <text:p>226246</text:p>
          </table:table-cell>
          <table:table-cell office:value-type="float" office:value="20130719000000" calcext:value-type="float">
            <text:p>201307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3984.359</text:p>
          </table:table-cell>
          <table:table-cell office:value-type="string" calcext:value-type="string">
            <text:p>5051917.501</text:p>
          </table:table-cell>
          <table:table-cell office:value-type="float" office:value="16" calcext:value-type="float">
            <text:p>16</text:p>
          </table:table-cell>
          <table:table-cell office:value-type="float" office:value="1610638" calcext:value-type="float">
            <text:p>1610638</text:p>
          </table:table-cell>
        </table:table-row>
        <table:table-row table:style-name="ro1">
          <table:table-cell office:value-type="float" office:value="226247" calcext:value-type="float">
            <text:p>226247</text:p>
          </table:table-cell>
          <table:table-cell office:value-type="float" office:value="20130719000000" calcext:value-type="float">
            <text:p>201307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3980.829</text:p>
          </table:table-cell>
          <table:table-cell office:value-type="string" calcext:value-type="string">
            <text:p>5051889.532</text:p>
          </table:table-cell>
          <table:table-cell office:value-type="float" office:value="16" calcext:value-type="float">
            <text:p>16</text:p>
          </table:table-cell>
          <table:table-cell office:value-type="float" office:value="1610638" calcext:value-type="float">
            <text:p>1610638</text:p>
          </table:table-cell>
        </table:table-row>
        <table:table-row table:style-name="ro1">
          <table:table-cell office:value-type="float" office:value="226248" calcext:value-type="float">
            <text:p>226248</text:p>
          </table:table-cell>
          <table:table-cell office:value-type="float" office:value="20130719000000" calcext:value-type="float">
            <text:p>201307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3976.625</text:p>
          </table:table-cell>
          <table:table-cell office:value-type="float" office:value="5051854" calcext:value-type="float">
            <text:p>5051854</text:p>
          </table:table-cell>
          <table:table-cell office:value-type="float" office:value="16" calcext:value-type="float">
            <text:p>16</text:p>
          </table:table-cell>
          <table:table-cell office:value-type="float" office:value="1610640" calcext:value-type="float">
            <text:p>1610640</text:p>
          </table:table-cell>
        </table:table-row>
        <table:table-row table:style-name="ro1">
          <table:table-cell office:value-type="float" office:value="226249" calcext:value-type="float">
            <text:p>226249</text:p>
          </table:table-cell>
          <table:table-cell office:value-type="float" office:value="20130719000000" calcext:value-type="float">
            <text:p>201307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3970.25</text:p>
          </table:table-cell>
          <table:table-cell office:value-type="float" office:value="5051809" calcext:value-type="float">
            <text:p>5051809</text:p>
          </table:table-cell>
          <table:table-cell office:value-type="float" office:value="16" calcext:value-type="float">
            <text:p>16</text:p>
          </table:table-cell>
          <table:table-cell office:value-type="float" office:value="1610607" calcext:value-type="float">
            <text:p>1610607</text:p>
          </table:table-cell>
        </table:table-row>
        <table:table-row table:style-name="ro1">
          <table:table-cell office:value-type="float" office:value="226251" calcext:value-type="float">
            <text:p>226251</text:p>
          </table:table-cell>
          <table:table-cell office:value-type="float" office:value="20130719000000" calcext:value-type="float">
            <text:p>201307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3999.743</text:p>
          </table:table-cell>
          <table:table-cell office:value-type="string" calcext:value-type="string">
            <text:p>5051891.487</text:p>
          </table:table-cell>
          <table:table-cell office:value-type="float" office:value="16" calcext:value-type="float">
            <text:p>16</text:p>
          </table:table-cell>
          <table:table-cell office:value-type="float" office:value="1610638" calcext:value-type="float">
            <text:p>1610638</text:p>
          </table:table-cell>
        </table:table-row>
        <table:table-row table:style-name="ro1">
          <table:table-cell office:value-type="float" office:value="226253" calcext:value-type="float">
            <text:p>226253</text:p>
          </table:table-cell>
          <table:table-cell office:value-type="float" office:value="20130719000000" calcext:value-type="float">
            <text:p>201307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3994.906</text:p>
          </table:table-cell>
          <table:table-cell office:value-type="float" office:value="5051859" calcext:value-type="float">
            <text:p>5051859</text:p>
          </table:table-cell>
          <table:table-cell office:value-type="float" office:value="16" calcext:value-type="float">
            <text:p>16</text:p>
          </table:table-cell>
          <table:table-cell office:value-type="float" office:value="1610638" calcext:value-type="float">
            <text:p>1610638</text:p>
          </table:table-cell>
        </table:table-row>
        <table:table-row table:style-name="ro1">
          <table:table-cell office:value-type="float" office:value="226254" calcext:value-type="float">
            <text:p>226254</text:p>
          </table:table-cell>
          <table:table-cell office:value-type="float" office:value="20130723000000" calcext:value-type="float">
            <text:p>201307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4000.125</text:p>
          </table:table-cell>
          <table:table-cell office:value-type="string" calcext:value-type="string">
            <text:p>5051826.5</text:p>
          </table:table-cell>
          <table:table-cell office:value-type="float" office:value="16" calcext:value-type="float">
            <text:p>16</text:p>
          </table:table-cell>
          <table:table-cell office:value-type="float" office:value="1610606" calcext:value-type="float">
            <text:p>1610606</text:p>
          </table:table-cell>
        </table:table-row>
        <table:table-row table:style-name="ro1">
          <table:table-cell office:value-type="float" office:value="226255" calcext:value-type="float">
            <text:p>226255</text:p>
          </table:table-cell>
          <table:table-cell office:value-type="float" office:value="20130719000000" calcext:value-type="float">
            <text:p>201307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3966.406</text:p>
          </table:table-cell>
          <table:table-cell office:value-type="float" office:value="5051889" calcext:value-type="float">
            <text:p>5051889</text:p>
          </table:table-cell>
          <table:table-cell office:value-type="float" office:value="16" calcext:value-type="float">
            <text:p>16</text:p>
          </table:table-cell>
          <table:table-cell office:value-type="float" office:value="1610640" calcext:value-type="float">
            <text:p>1610640</text:p>
          </table:table-cell>
        </table:table-row>
        <table:table-row table:style-name="ro1">
          <table:table-cell office:value-type="float" office:value="226319" calcext:value-type="float">
            <text:p>226319</text:p>
          </table:table-cell>
          <table:table-cell office:value-type="float" office:value="20130723000000" calcext:value-type="float">
            <text:p>201307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3990.219</text:p>
          </table:table-cell>
          <table:table-cell office:value-type="string" calcext:value-type="string">
            <text:p>5052072.5</text:p>
          </table:table-cell>
          <table:table-cell office:value-type="float" office:value="16" calcext:value-type="float">
            <text:p>16</text:p>
          </table:table-cell>
          <table:table-cell office:value-type="float" office:value="1610911" calcext:value-type="float">
            <text:p>1610911</text:p>
          </table:table-cell>
        </table:table-row>
        <table:table-row table:style-name="ro1">
          <table:table-cell office:value-type="float" office:value="226955" calcext:value-type="float">
            <text:p>226955</text:p>
          </table:table-cell>
          <table:table-cell office:value-type="float" office:value="20130918000000" calcext:value-type="float">
            <text:p>2013091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5343.313</text:p>
          </table:table-cell>
          <table:table-cell office:value-type="string" calcext:value-type="string">
            <text:p>5051048.5</text:p>
          </table:table-cell>
          <table:table-cell office:value-type="float" office:value="16" calcext:value-type="float">
            <text:p>16</text:p>
          </table:table-cell>
          <table:table-cell office:value-type="float" office:value="1611450" calcext:value-type="float">
            <text:p>1611450</text:p>
          </table:table-cell>
        </table:table-row>
        <table:table-row table:style-name="ro1">
          <table:table-cell office:value-type="float" office:value="226956" calcext:value-type="float">
            <text:p>226956</text:p>
          </table:table-cell>
          <table:table-cell office:value-type="float" office:value="20130918000000" calcext:value-type="float">
            <text:p>2013091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5474.7</text:p>
          </table:table-cell>
          <table:table-cell office:value-type="string" calcext:value-type="string">
            <text:p>5050848.126</text:p>
          </table:table-cell>
          <table:table-cell office:value-type="float" office:value="16" calcext:value-type="float">
            <text:p>16</text:p>
          </table:table-cell>
          <table:table-cell office:value-type="float" office:value="1611465" calcext:value-type="float">
            <text:p>1611465</text:p>
          </table:table-cell>
        </table:table-row>
        <table:table-row table:style-name="ro1">
          <table:table-cell office:value-type="float" office:value="226957" calcext:value-type="float">
            <text:p>226957</text:p>
          </table:table-cell>
          <table:table-cell office:value-type="float" office:value="20130918000000" calcext:value-type="float">
            <text:p>2013091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5333.906</text:p>
          </table:table-cell>
          <table:table-cell office:value-type="float" office:value="5051039" calcext:value-type="float">
            <text:p>5051039</text:p>
          </table:table-cell>
          <table:table-cell office:value-type="float" office:value="16" calcext:value-type="float">
            <text:p>16</text:p>
          </table:table-cell>
          <table:table-cell office:value-type="float" office:value="1611450" calcext:value-type="float">
            <text:p>1611450</text:p>
          </table:table-cell>
        </table:table-row>
        <table:table-row table:style-name="ro1">
          <table:table-cell office:value-type="float" office:value="226964" calcext:value-type="float">
            <text:p>226964</text:p>
          </table:table-cell>
          <table:table-cell office:value-type="float" office:value="20130918000000" calcext:value-type="float">
            <text:p>2013091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5350.763</text:p>
          </table:table-cell>
          <table:table-cell office:value-type="string" calcext:value-type="string">
            <text:p>5051017.506</text:p>
          </table:table-cell>
          <table:table-cell office:value-type="float" office:value="16" calcext:value-type="float">
            <text:p>16</text:p>
          </table:table-cell>
          <table:table-cell office:value-type="float" office:value="1611450" calcext:value-type="float">
            <text:p>1611450</text:p>
          </table:table-cell>
        </table:table-row>
        <table:table-row table:style-name="ro1">
          <table:table-cell office:value-type="float" office:value="226965" calcext:value-type="float">
            <text:p>226965</text:p>
          </table:table-cell>
          <table:table-cell office:value-type="float" office:value="20130918000000" calcext:value-type="float">
            <text:p>2013091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5364.94</text:p>
          </table:table-cell>
          <table:table-cell office:value-type="string" calcext:value-type="string">
            <text:p>5050999.256</text:p>
          </table:table-cell>
          <table:table-cell office:value-type="float" office:value="16" calcext:value-type="float">
            <text:p>16</text:p>
          </table:table-cell>
          <table:table-cell office:value-type="float" office:value="1611450" calcext:value-type="float">
            <text:p>1611450</text:p>
          </table:table-cell>
        </table:table-row>
        <table:table-row table:style-name="ro1">
          <table:table-cell office:value-type="float" office:value="226966" calcext:value-type="float">
            <text:p>226966</text:p>
          </table:table-cell>
          <table:table-cell office:value-type="float" office:value="20130918000000" calcext:value-type="float">
            <text:p>2013091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5381.961</text:p>
          </table:table-cell>
          <table:table-cell office:value-type="string" calcext:value-type="string">
            <text:p>5050975.526</text:p>
          </table:table-cell>
          <table:table-cell office:value-type="float" office:value="16" calcext:value-type="float">
            <text:p>16</text:p>
          </table:table-cell>
          <table:table-cell office:value-type="float" office:value="1611450" calcext:value-type="float">
            <text:p>1611450</text:p>
          </table:table-cell>
        </table:table-row>
        <table:table-row table:style-name="ro1">
          <table:table-cell office:value-type="float" office:value="226967" calcext:value-type="float">
            <text:p>226967</text:p>
          </table:table-cell>
          <table:table-cell office:value-type="float" office:value="20130918000000" calcext:value-type="float">
            <text:p>2013091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5386.066</text:p>
          </table:table-cell>
          <table:table-cell office:value-type="string" calcext:value-type="string">
            <text:p>5050969.491</text:p>
          </table:table-cell>
          <table:table-cell office:value-type="float" office:value="16" calcext:value-type="float">
            <text:p>16</text:p>
          </table:table-cell>
          <table:table-cell office:value-type="float" office:value="1611450" calcext:value-type="float">
            <text:p>1611450</text:p>
          </table:table-cell>
        </table:table-row>
        <table:table-row table:style-name="ro1">
          <table:table-cell office:value-type="float" office:value="226968" calcext:value-type="float">
            <text:p>226968</text:p>
          </table:table-cell>
          <table:table-cell office:value-type="float" office:value="20130918000000" calcext:value-type="float">
            <text:p>2013091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5399.514</text:p>
          </table:table-cell>
          <table:table-cell office:value-type="string" calcext:value-type="string">
            <text:p>5050951.275</text:p>
          </table:table-cell>
          <table:table-cell office:value-type="float" office:value="16" calcext:value-type="float">
            <text:p>16</text:p>
          </table:table-cell>
          <table:table-cell office:value-type="float" office:value="1611450" calcext:value-type="float">
            <text:p>1611450</text:p>
          </table:table-cell>
        </table:table-row>
        <table:table-row table:style-name="ro1">
          <table:table-cell office:value-type="float" office:value="226969" calcext:value-type="float">
            <text:p>226969</text:p>
          </table:table-cell>
          <table:table-cell office:value-type="float" office:value="20130918000000" calcext:value-type="float">
            <text:p>2013091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5427.511</text:p>
          </table:table-cell>
          <table:table-cell office:value-type="string" calcext:value-type="string">
            <text:p>5050914.003</text:p>
          </table:table-cell>
          <table:table-cell office:value-type="float" office:value="16" calcext:value-type="float">
            <text:p>16</text:p>
          </table:table-cell>
          <table:table-cell office:value-type="float" office:value="1611450" calcext:value-type="float">
            <text:p>1611450</text:p>
          </table:table-cell>
        </table:table-row>
        <table:table-row table:style-name="ro1">
          <table:table-cell office:value-type="float" office:value="226970" calcext:value-type="float">
            <text:p>226970</text:p>
          </table:table-cell>
          <table:table-cell office:value-type="float" office:value="20130918000000" calcext:value-type="float">
            <text:p>2013091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5445.313</text:p>
          </table:table-cell>
          <table:table-cell office:value-type="float" office:value="5050890" calcext:value-type="float">
            <text:p>5050890</text:p>
          </table:table-cell>
          <table:table-cell office:value-type="float" office:value="16" calcext:value-type="float">
            <text:p>16</text:p>
          </table:table-cell>
          <table:table-cell office:value-type="float" office:value="1611450" calcext:value-type="float">
            <text:p>1611450</text:p>
          </table:table-cell>
        </table:table-row>
        <table:table-row table:style-name="ro1">
          <table:table-cell office:value-type="float" office:value="226971" calcext:value-type="float">
            <text:p>226971</text:p>
          </table:table-cell>
          <table:table-cell office:value-type="float" office:value="20130918000000" calcext:value-type="float">
            <text:p>2013091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5461.596</text:p>
          </table:table-cell>
          <table:table-cell office:value-type="string" calcext:value-type="string">
            <text:p>5050888.285</text:p>
          </table:table-cell>
          <table:table-cell office:value-type="float" office:value="16" calcext:value-type="float">
            <text:p>16</text:p>
          </table:table-cell>
          <table:table-cell office:value-type="float" office:value="1611450" calcext:value-type="float">
            <text:p>1611450</text:p>
          </table:table-cell>
        </table:table-row>
        <table:table-row table:style-name="ro1">
          <table:table-cell office:value-type="float" office:value="226972" calcext:value-type="float">
            <text:p>226972</text:p>
          </table:table-cell>
          <table:table-cell office:value-type="float" office:value="20130918000000" calcext:value-type="float">
            <text:p>2013091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5482.322</text:p>
          </table:table-cell>
          <table:table-cell office:value-type="string" calcext:value-type="string">
            <text:p>5050849.245</text:p>
          </table:table-cell>
          <table:table-cell office:value-type="float" office:value="16" calcext:value-type="float">
            <text:p>16</text:p>
          </table:table-cell>
          <table:table-cell office:value-type="float" office:value="1611464" calcext:value-type="float">
            <text:p>1611464</text:p>
          </table:table-cell>
        </table:table-row>
        <table:table-row table:style-name="ro1">
          <table:table-cell office:value-type="float" office:value="226973" calcext:value-type="float">
            <text:p>226973</text:p>
          </table:table-cell>
          <table:table-cell office:value-type="float" office:value="20130918000000" calcext:value-type="float">
            <text:p>2013091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5497.25</text:p>
          </table:table-cell>
          <table:table-cell office:value-type="float" office:value="5050845" calcext:value-type="float">
            <text:p>5050845</text:p>
          </table:table-cell>
          <table:table-cell office:value-type="float" office:value="16" calcext:value-type="float">
            <text:p>16</text:p>
          </table:table-cell>
          <table:table-cell office:value-type="float" office:value="1611464" calcext:value-type="float">
            <text:p>1611464</text:p>
          </table:table-cell>
        </table:table-row>
        <table:table-row table:style-name="ro1">
          <table:table-cell office:value-type="float" office:value="226975" calcext:value-type="float">
            <text:p>226975</text:p>
          </table:table-cell>
          <table:table-cell office:value-type="float" office:value="20130918000000" calcext:value-type="float">
            <text:p>2013091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5497.125</text:p>
          </table:table-cell>
          <table:table-cell office:value-type="string" calcext:value-type="string">
            <text:p>5050862.5</text:p>
          </table:table-cell>
          <table:table-cell office:value-type="float" office:value="16" calcext:value-type="float">
            <text:p>16</text:p>
          </table:table-cell>
          <table:table-cell office:value-type="float" office:value="1611464" calcext:value-type="float">
            <text:p>1611464</text:p>
          </table:table-cell>
        </table:table-row>
        <table:table-row table:style-name="ro1">
          <table:table-cell office:value-type="float" office:value="226976" calcext:value-type="float">
            <text:p>226976</text:p>
          </table:table-cell>
          <table:table-cell office:value-type="float" office:value="20130918000000" calcext:value-type="float">
            <text:p>2013091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5329.75</text:p>
          </table:table-cell>
          <table:table-cell office:value-type="string" calcext:value-type="string">
            <text:p>5051038.5</text:p>
          </table:table-cell>
          <table:table-cell office:value-type="float" office:value="16" calcext:value-type="float">
            <text:p>16</text:p>
          </table:table-cell>
          <table:table-cell office:value-type="float" office:value="1611451" calcext:value-type="float">
            <text:p>1611451</text:p>
          </table:table-cell>
        </table:table-row>
        <table:table-row table:style-name="ro1">
          <table:table-cell office:value-type="float" office:value="226977" calcext:value-type="float">
            <text:p>226977</text:p>
          </table:table-cell>
          <table:table-cell office:value-type="float" office:value="20130918000000" calcext:value-type="float">
            <text:p>2013091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5323.142</text:p>
          </table:table-cell>
          <table:table-cell office:value-type="string" calcext:value-type="string">
            <text:p>5051053.445</text:p>
          </table:table-cell>
          <table:table-cell office:value-type="float" office:value="16" calcext:value-type="float">
            <text:p>16</text:p>
          </table:table-cell>
          <table:table-cell office:value-type="float" office:value="1611451" calcext:value-type="float">
            <text:p>1611451</text:p>
          </table:table-cell>
        </table:table-row>
        <table:table-row table:style-name="ro1">
          <table:table-cell office:value-type="float" office:value="226978" calcext:value-type="float">
            <text:p>226978</text:p>
          </table:table-cell>
          <table:table-cell office:value-type="float" office:value="20130918000000" calcext:value-type="float">
            <text:p>2013091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5341.224</text:p>
          </table:table-cell>
          <table:table-cell office:value-type="string" calcext:value-type="string">
            <text:p>5051074.878</text:p>
          </table:table-cell>
          <table:table-cell office:value-type="float" office:value="16" calcext:value-type="float">
            <text:p>16</text:p>
          </table:table-cell>
          <table:table-cell office:value-type="float" office:value="1611449" calcext:value-type="float">
            <text:p>1611449</text:p>
          </table:table-cell>
        </table:table-row>
        <table:table-row table:style-name="ro1">
          <table:table-cell office:value-type="float" office:value="226979" calcext:value-type="float">
            <text:p>226979</text:p>
          </table:table-cell>
          <table:table-cell office:value-type="float" office:value="20130918000000" calcext:value-type="float">
            <text:p>2013091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5351.938</text:p>
          </table:table-cell>
          <table:table-cell office:value-type="float" office:value="5051062" calcext:value-type="float">
            <text:p>5051062</text:p>
          </table:table-cell>
          <table:table-cell office:value-type="float" office:value="16" calcext:value-type="float">
            <text:p>16</text:p>
          </table:table-cell>
          <table:table-cell office:value-type="float" office:value="1611449" calcext:value-type="float">
            <text:p>1611449</text:p>
          </table:table-cell>
        </table:table-row>
        <table:table-row table:style-name="ro1">
          <table:table-cell office:value-type="float" office:value="226981" calcext:value-type="float">
            <text:p>226981</text:p>
          </table:table-cell>
          <table:table-cell office:value-type="float" office:value="20130918000000" calcext:value-type="float">
            <text:p>2013091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5426.182</text:p>
          </table:table-cell>
          <table:table-cell office:value-type="string" calcext:value-type="string">
            <text:p>5050934.941</text:p>
          </table:table-cell>
          <table:table-cell office:value-type="float" office:value="16" calcext:value-type="float">
            <text:p>16</text:p>
          </table:table-cell>
          <table:table-cell office:value-type="float" office:value="1611450" calcext:value-type="float">
            <text:p>1611450</text:p>
          </table:table-cell>
        </table:table-row>
        <table:table-row table:style-name="ro1">
          <table:table-cell office:value-type="float" office:value="227354" calcext:value-type="float">
            <text:p>227354</text:p>
          </table:table-cell>
          <table:table-cell office:value-type="float" office:value="20131021000000" calcext:value-type="float">
            <text:p>2013102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5484.875</text:p>
          </table:table-cell>
          <table:table-cell office:value-type="string" calcext:value-type="string">
            <text:p>5052779.5</text:p>
          </table:table-cell>
          <table:table-cell office:value-type="float" office:value="16" calcext:value-type="float">
            <text:p>16</text:p>
          </table:table-cell>
          <table:table-cell office:value-type="float" office:value="1610982" calcext:value-type="float">
            <text:p>1610982</text:p>
          </table:table-cell>
        </table:table-row>
        <table:table-row table:style-name="ro1">
          <table:table-cell office:value-type="float" office:value="227355" calcext:value-type="float">
            <text:p>227355</text:p>
          </table:table-cell>
          <table:table-cell office:value-type="float" office:value="20131021000000" calcext:value-type="float">
            <text:p>2013102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5467.025</text:p>
          </table:table-cell>
          <table:table-cell office:value-type="string" calcext:value-type="string">
            <text:p>5052765.254</text:p>
          </table:table-cell>
          <table:table-cell office:value-type="float" office:value="16" calcext:value-type="float">
            <text:p>16</text:p>
          </table:table-cell>
          <table:table-cell office:value-type="float" office:value="1610998" calcext:value-type="float">
            <text:p>1610998</text:p>
          </table:table-cell>
        </table:table-row>
        <table:table-row table:style-name="ro1">
          <table:table-cell office:value-type="float" office:value="227356" calcext:value-type="float">
            <text:p>227356</text:p>
          </table:table-cell>
          <table:table-cell office:value-type="float" office:value="20131021000000" calcext:value-type="float">
            <text:p>2013102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5451.631</text:p>
          </table:table-cell>
          <table:table-cell office:value-type="string" calcext:value-type="string">
            <text:p>5052752.687</text:p>
          </table:table-cell>
          <table:table-cell office:value-type="float" office:value="16" calcext:value-type="float">
            <text:p>16</text:p>
          </table:table-cell>
          <table:table-cell office:value-type="float" office:value="1610996" calcext:value-type="float">
            <text:p>1610996</text:p>
          </table:table-cell>
        </table:table-row>
        <table:table-row table:style-name="ro1">
          <table:table-cell office:value-type="float" office:value="227357" calcext:value-type="float">
            <text:p>227357</text:p>
          </table:table-cell>
          <table:table-cell office:value-type="float" office:value="20131021000000" calcext:value-type="float">
            <text:p>2013102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5422.439</text:p>
          </table:table-cell>
          <table:table-cell office:value-type="string" calcext:value-type="string">
            <text:p>5052733.661</text:p>
          </table:table-cell>
          <table:table-cell office:value-type="float" office:value="16" calcext:value-type="float">
            <text:p>16</text:p>
          </table:table-cell>
          <table:table-cell office:value-type="float" office:value="1610996" calcext:value-type="float">
            <text:p>1610996</text:p>
          </table:table-cell>
        </table:table-row>
        <table:table-row table:style-name="ro1">
          <table:table-cell office:value-type="float" office:value="227358" calcext:value-type="float">
            <text:p>227358</text:p>
          </table:table-cell>
          <table:table-cell office:value-type="float" office:value="20131021000000" calcext:value-type="float">
            <text:p>2013102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5358.151</text:p>
          </table:table-cell>
          <table:table-cell office:value-type="string" calcext:value-type="string">
            <text:p>5052685.79</text:p>
          </table:table-cell>
          <table:table-cell office:value-type="float" office:value="16" calcext:value-type="float">
            <text:p>16</text:p>
          </table:table-cell>
          <table:table-cell office:value-type="float" office:value="1610994" calcext:value-type="float">
            <text:p>1610994</text:p>
          </table:table-cell>
        </table:table-row>
        <table:table-row table:style-name="ro1">
          <table:table-cell office:value-type="float" office:value="227359" calcext:value-type="float">
            <text:p>227359</text:p>
          </table:table-cell>
          <table:table-cell office:value-type="float" office:value="20131021000000" calcext:value-type="float">
            <text:p>2013102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5294.077</text:p>
          </table:table-cell>
          <table:table-cell office:value-type="string" calcext:value-type="string">
            <text:p>5052637.635</text:p>
          </table:table-cell>
          <table:table-cell office:value-type="float" office:value="16" calcext:value-type="float">
            <text:p>16</text:p>
          </table:table-cell>
          <table:table-cell office:value-type="float" office:value="1610992" calcext:value-type="float">
            <text:p>1610992</text:p>
          </table:table-cell>
        </table:table-row>
        <table:table-row table:style-name="ro1">
          <table:table-cell office:value-type="float" office:value="228253" calcext:value-type="float">
            <text:p>228253</text:p>
          </table:table-cell>
          <table:table-cell office:value-type="float" office:value="20140213000000" calcext:value-type="float">
            <text:p>201402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3233.031</text:p>
          </table:table-cell>
          <table:table-cell office:value-type="float" office:value="5049179" calcext:value-type="float">
            <text:p>5049179</text:p>
          </table:table-cell>
          <table:table-cell office:value-type="float" office:value="16" calcext:value-type="float">
            <text:p>16</text:p>
          </table:table-cell>
          <table:table-cell office:value-type="float" office:value="1610066" calcext:value-type="float">
            <text:p>1610066</text:p>
          </table:table-cell>
        </table:table-row>
        <table:table-row table:style-name="ro1">
          <table:table-cell office:value-type="float" office:value="228254" calcext:value-type="float">
            <text:p>228254</text:p>
          </table:table-cell>
          <table:table-cell office:value-type="float" office:value="20140213000000" calcext:value-type="float">
            <text:p>201402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3246.651</text:p>
          </table:table-cell>
          <table:table-cell office:value-type="string" calcext:value-type="string">
            <text:p>5049167.676</text:p>
          </table:table-cell>
          <table:table-cell office:value-type="float" office:value="16" calcext:value-type="float">
            <text:p>16</text:p>
          </table:table-cell>
          <table:table-cell office:value-type="float" office:value="1610066" calcext:value-type="float">
            <text:p>1610066</text:p>
          </table:table-cell>
        </table:table-row>
        <table:table-row table:style-name="ro1">
          <table:table-cell office:value-type="float" office:value="228550" calcext:value-type="float">
            <text:p>228550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190.479</text:p>
          </table:table-cell>
          <table:table-cell office:value-type="string" calcext:value-type="string">
            <text:p>5049947.945</text:p>
          </table:table-cell>
          <table:table-cell office:value-type="float" office:value="16" calcext:value-type="float">
            <text:p>16</text:p>
          </table:table-cell>
          <table:table-cell office:value-type="float" office:value="1610336" calcext:value-type="float">
            <text:p>1610336</text:p>
          </table:table-cell>
        </table:table-row>
        <table:table-row table:style-name="ro1">
          <table:table-cell office:value-type="float" office:value="228551" calcext:value-type="float">
            <text:p>228551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156.326</text:p>
          </table:table-cell>
          <table:table-cell office:value-type="string" calcext:value-type="string">
            <text:p>5049995.349</text:p>
          </table:table-cell>
          <table:table-cell office:value-type="float" office:value="16" calcext:value-type="float">
            <text:p>16</text:p>
          </table:table-cell>
          <table:table-cell office:value-type="float" office:value="1610375" calcext:value-type="float">
            <text:p>1610375</text:p>
          </table:table-cell>
        </table:table-row>
        <table:table-row table:style-name="ro1">
          <table:table-cell office:value-type="float" office:value="228552" calcext:value-type="float">
            <text:p>228552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238.152</text:p>
          </table:table-cell>
          <table:table-cell office:value-type="string" calcext:value-type="string">
            <text:p>5049885.715</text:p>
          </table:table-cell>
          <table:table-cell office:value-type="float" office:value="16" calcext:value-type="float">
            <text:p>16</text:p>
          </table:table-cell>
          <table:table-cell office:value-type="float" office:value="1610338" calcext:value-type="float">
            <text:p>1610338</text:p>
          </table:table-cell>
        </table:table-row>
        <table:table-row table:style-name="ro1">
          <table:table-cell office:value-type="float" office:value="228553" calcext:value-type="float">
            <text:p>228553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309.336</text:p>
          </table:table-cell>
          <table:table-cell office:value-type="string" calcext:value-type="string">
            <text:p>5049786.242</text:p>
          </table:table-cell>
          <table:table-cell office:value-type="float" office:value="16" calcext:value-type="float">
            <text:p>16</text:p>
          </table:table-cell>
          <table:table-cell office:value-type="float" office:value="1610385" calcext:value-type="float">
            <text:p>1610385</text:p>
          </table:table-cell>
        </table:table-row>
        <table:table-row table:style-name="ro1">
          <table:table-cell office:value-type="float" office:value="228554" calcext:value-type="float">
            <text:p>228554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376.396</text:p>
          </table:table-cell>
          <table:table-cell office:value-type="string" calcext:value-type="string">
            <text:p>5049696.508</text:p>
          </table:table-cell>
          <table:table-cell office:value-type="float" office:value="16" calcext:value-type="float">
            <text:p>16</text:p>
          </table:table-cell>
          <table:table-cell office:value-type="float" office:value="1610392" calcext:value-type="float">
            <text:p>1610392</text:p>
          </table:table-cell>
        </table:table-row>
        <table:table-row table:style-name="ro1">
          <table:table-cell office:value-type="float" office:value="228555" calcext:value-type="float">
            <text:p>228555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404.867</text:p>
          </table:table-cell>
          <table:table-cell office:value-type="string" calcext:value-type="string">
            <text:p>5049658.001</text:p>
          </table:table-cell>
          <table:table-cell office:value-type="float" office:value="16" calcext:value-type="float">
            <text:p>16</text:p>
          </table:table-cell>
          <table:table-cell office:value-type="float" office:value="1610395" calcext:value-type="float">
            <text:p>1610395</text:p>
          </table:table-cell>
        </table:table-row>
        <table:table-row table:style-name="ro1">
          <table:table-cell office:value-type="float" office:value="228556" calcext:value-type="float">
            <text:p>228556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476.388</text:p>
          </table:table-cell>
          <table:table-cell office:value-type="string" calcext:value-type="string">
            <text:p>5049560.922</text:p>
          </table:table-cell>
          <table:table-cell office:value-type="float" office:value="16" calcext:value-type="float">
            <text:p>16</text:p>
          </table:table-cell>
          <table:table-cell office:value-type="float" office:value="1610398" calcext:value-type="float">
            <text:p>1610398</text:p>
          </table:table-cell>
        </table:table-row>
        <table:table-row table:style-name="ro1">
          <table:table-cell office:value-type="float" office:value="228557" calcext:value-type="float">
            <text:p>228557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699.657</text:p>
          </table:table-cell>
          <table:table-cell office:value-type="string" calcext:value-type="string">
            <text:p>5049267.662</text:p>
          </table:table-cell>
          <table:table-cell office:value-type="float" office:value="16" calcext:value-type="float">
            <text:p>16</text:p>
          </table:table-cell>
          <table:table-cell office:value-type="float" office:value="1625061" calcext:value-type="float">
            <text:p>1625061</text:p>
          </table:table-cell>
        </table:table-row>
        <table:table-row table:style-name="ro1">
          <table:table-cell office:value-type="float" office:value="228558" calcext:value-type="float">
            <text:p>228558</text:p>
          </table:table-cell>
          <table:table-cell office:value-type="float" office:value="20140413000000" calcext:value-type="float">
            <text:p>201404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586.085</text:p>
          </table:table-cell>
          <table:table-cell office:value-type="string" calcext:value-type="string">
            <text:p>5049411.66</text:p>
          </table:table-cell>
          <table:table-cell office:value-type="float" office:value="16" calcext:value-type="float">
            <text:p>16</text:p>
          </table:table-cell>
          <table:table-cell office:value-type="float" office:value="1610414" calcext:value-type="float">
            <text:p>1610414</text:p>
          </table:table-cell>
        </table:table-row>
        <table:table-row table:style-name="ro1">
          <table:table-cell office:value-type="float" office:value="143376" calcext:value-type="float">
            <text:p>143376</text:p>
          </table:table-cell>
          <table:table-cell office:value-type="float" office:value="20121205000000" calcext:value-type="float">
            <text:p>20121205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737.344</text:p>
          </table:table-cell>
          <table:table-cell office:value-type="string" calcext:value-type="string">
            <text:p>5049255.5</text:p>
          </table:table-cell>
          <table:table-cell office:value-type="float" office:value="16" calcext:value-type="float">
            <text:p>16</text:p>
          </table:table-cell>
          <table:table-cell office:value-type="float" office:value="1625061" calcext:value-type="float">
            <text:p>1625061</text:p>
          </table:table-cell>
        </table:table-row>
        <table:table-row table:style-name="ro1">
          <table:table-cell office:value-type="float" office:value="148539" calcext:value-type="float">
            <text:p>148539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4732.91</text:p>
          </table:table-cell>
          <table:table-cell office:value-type="string" calcext:value-type="string">
            <text:p>5049242.584</text:p>
          </table:table-cell>
          <table:table-cell office:value-type="float" office:value="16" calcext:value-type="float">
            <text:p>16</text:p>
          </table:table-cell>
          <table:table-cell office:value-type="float" office:value="1625061" calcext:value-type="float">
            <text:p>1625061</text:p>
          </table:table-cell>
        </table:table-row>
        <table:table-row table:style-name="ro1">
          <table:table-cell office:value-type="float" office:value="220466" calcext:value-type="float">
            <text:p>220466</text:p>
          </table:table-cell>
          <table:table-cell office:value-type="float" office:value="20120522000000" calcext:value-type="float">
            <text:p>20120522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705.094</text:p>
          </table:table-cell>
          <table:table-cell office:value-type="string" calcext:value-type="string">
            <text:p>5052981.804</text:p>
          </table:table-cell>
          <table:table-cell office:value-type="float" office:value="16" calcext:value-type="float">
            <text:p>16</text:p>
          </table:table-cell>
          <table:table-cell office:value-type="float" office:value="1610969" calcext:value-type="float">
            <text:p>1610969</text:p>
          </table:table-cell>
        </table:table-row>
        <table:table-row table:style-name="ro1">
          <table:table-cell office:value-type="float" office:value="220467" calcext:value-type="float">
            <text:p>220467</text:p>
          </table:table-cell>
          <table:table-cell office:value-type="float" office:value="20120522000000" calcext:value-type="float">
            <text:p>20120522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559.899</text:p>
          </table:table-cell>
          <table:table-cell office:value-type="string" calcext:value-type="string">
            <text:p>5052636.053</text:p>
          </table:table-cell>
          <table:table-cell office:value-type="float" office:value="16" calcext:value-type="float">
            <text:p>16</text:p>
          </table:table-cell>
          <table:table-cell office:value-type="float" office:value="1610745" calcext:value-type="float">
            <text:p>1610745</text:p>
          </table:table-cell>
        </table:table-row>
        <table:table-row table:style-name="ro1">
          <table:table-cell office:value-type="float" office:value="220468" calcext:value-type="float">
            <text:p>220468</text:p>
          </table:table-cell>
          <table:table-cell office:value-type="float" office:value="20120522000000" calcext:value-type="float">
            <text:p>20120522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4415.684</text:p>
          </table:table-cell>
          <table:table-cell office:value-type="string" calcext:value-type="string">
            <text:p>5052275.268</text:p>
          </table:table-cell>
          <table:table-cell office:value-type="float" office:value="16" calcext:value-type="float">
            <text:p>16</text:p>
          </table:table-cell>
          <table:table-cell office:value-type="float" office:value="1610854" calcext:value-type="float">
            <text:p>1610854</text:p>
          </table:table-cell>
        </table:table-row>
        <table:table-row table:style-name="ro1">
          <table:table-cell office:value-type="float" office:value="220567" calcext:value-type="float">
            <text:p>220567</text:p>
          </table:table-cell>
          <table:table-cell office:value-type="float" office:value="20120526000000" calcext:value-type="float">
            <text:p>20120526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112.455</text:p>
          </table:table-cell>
          <table:table-cell office:value-type="string" calcext:value-type="string">
            <text:p>5051526.85</text:p>
          </table:table-cell>
          <table:table-cell office:value-type="float" office:value="16" calcext:value-type="float">
            <text:p>16</text:p>
          </table:table-cell>
          <table:table-cell office:value-type="float" office:value="1610600" calcext:value-type="float">
            <text:p>1610600</text:p>
          </table:table-cell>
        </table:table-row>
        <table:table-row table:style-name="ro1">
          <table:table-cell office:value-type="float" office:value="225262" calcext:value-type="float">
            <text:p>225262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154.134</text:p>
          </table:table-cell>
          <table:table-cell office:value-type="string" calcext:value-type="string">
            <text:p>5049999.058</text:p>
          </table:table-cell>
          <table:table-cell office:value-type="float" office:value="16" calcext:value-type="float">
            <text:p>16</text:p>
          </table:table-cell>
          <table:table-cell office:value-type="float" office:value="1610375" calcext:value-type="float">
            <text:p>1610375</text:p>
          </table:table-cell>
        </table:table-row>
        <table:table-row table:style-name="ro1">
          <table:table-cell office:value-type="float" office:value="225273" calcext:value-type="float">
            <text:p>225273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381.677</text:p>
          </table:table-cell>
          <table:table-cell office:value-type="string" calcext:value-type="string">
            <text:p>5049691.225</text:p>
          </table:table-cell>
          <table:table-cell office:value-type="float" office:value="16" calcext:value-type="float">
            <text:p>16</text:p>
          </table:table-cell>
          <table:table-cell office:value-type="float" office:value="1610392" calcext:value-type="float">
            <text:p>1610392</text:p>
          </table:table-cell>
        </table:table-row>
        <table:table-row table:style-name="ro1">
          <table:table-cell office:value-type="float" office:value="225284" calcext:value-type="float">
            <text:p>225284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584.097</text:p>
          </table:table-cell>
          <table:table-cell office:value-type="string" calcext:value-type="string">
            <text:p>5049418.594</text:p>
          </table:table-cell>
          <table:table-cell office:value-type="float" office:value="16" calcext:value-type="float">
            <text:p>16</text:p>
          </table:table-cell>
          <table:table-cell office:value-type="float" office:value="1610414" calcext:value-type="float">
            <text:p>1610414</text:p>
          </table:table-cell>
        </table:table-row>
        <table:table-row table:style-name="ro1">
          <table:table-cell office:value-type="float" office:value="226205" calcext:value-type="float">
            <text:p>226205</text:p>
          </table:table-cell>
          <table:table-cell office:value-type="float" office:value="20130718000000" calcext:value-type="float">
            <text:p>20130718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3989.921</text:p>
          </table:table-cell>
          <table:table-cell office:value-type="string" calcext:value-type="string">
            <text:p>5051947.491</text:p>
          </table:table-cell>
          <table:table-cell office:value-type="float" office:value="16" calcext:value-type="float">
            <text:p>16</text:p>
          </table:table-cell>
          <table:table-cell office:value-type="float" office:value="1610637" calcext:value-type="float">
            <text:p>1610637</text:p>
          </table:table-cell>
        </table:table-row>
        <table:table-row table:style-name="ro1">
          <table:table-cell office:value-type="float" office:value="226206" calcext:value-type="float">
            <text:p>226206</text:p>
          </table:table-cell>
          <table:table-cell office:value-type="float" office:value="20130718000000" calcext:value-type="float">
            <text:p>20130718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3989.91</text:p>
          </table:table-cell>
          <table:table-cell office:value-type="string" calcext:value-type="string">
            <text:p>5051947.283</text:p>
          </table:table-cell>
          <table:table-cell office:value-type="float" office:value="16" calcext:value-type="float">
            <text:p>16</text:p>
          </table:table-cell>
          <table:table-cell office:value-type="float" office:value="1610637" calcext:value-type="float">
            <text:p>1610637</text:p>
          </table:table-cell>
        </table:table-row>
        <table:table-row table:style-name="ro1">
          <table:table-cell office:value-type="float" office:value="226974" calcext:value-type="float">
            <text:p>226974</text:p>
          </table:table-cell>
          <table:table-cell office:value-type="float" office:value="20130918000000" calcext:value-type="float">
            <text:p>20130918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5502.213</text:p>
          </table:table-cell>
          <table:table-cell office:value-type="string" calcext:value-type="string">
            <text:p>5050861.008</text:p>
          </table:table-cell>
          <table:table-cell office:value-type="float" office:value="16" calcext:value-type="float">
            <text:p>16</text:p>
          </table:table-cell>
          <table:table-cell office:value-type="float" office:value="1611464" calcext:value-type="float">
            <text:p>1611464</text:p>
          </table:table-cell>
        </table:table-row>
        <table:table-row table:style-name="ro1">
          <table:table-cell office:value-type="float" office:value="220524" calcext:value-type="float">
            <text:p>220524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668.281</text:p>
          </table:table-cell>
          <table:table-cell office:value-type="float" office:value="5052893" calcext:value-type="float">
            <text:p>5052893</text:p>
          </table:table-cell>
          <table:table-cell office:value-type="float" office:value="16" calcext:value-type="float">
            <text:p>16</text:p>
          </table:table-cell>
          <table:table-cell office:value-type="float" office:value="1611138" calcext:value-type="float">
            <text:p>1611138</text:p>
          </table:table-cell>
        </table:table-row>
        <table:table-row table:style-name="ro1">
          <table:table-cell office:value-type="float" office:value="220525" calcext:value-type="float">
            <text:p>220525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619.813</text:p>
          </table:table-cell>
          <table:table-cell office:value-type="string" calcext:value-type="string">
            <text:p>5052778.5</text:p>
          </table:table-cell>
          <table:table-cell office:value-type="float" office:value="16" calcext:value-type="float">
            <text:p>16</text:p>
          </table:table-cell>
          <table:table-cell office:value-type="float" office:value="1611138" calcext:value-type="float">
            <text:p>1611138</text:p>
          </table:table-cell>
        </table:table-row>
        <table:table-row table:style-name="ro1">
          <table:table-cell table:style-name="ce1" office:value-type="float" office:value="220527" calcext:value-type="float">
            <text:p>220527</text:p>
          </table:table-cell>
          <table:table-cell table:style-name="ce1" office:value-type="float" office:value="20120804000000" calcext:value-type="float">
            <text:p>20120804000000</text:p>
          </table:table-cell>
          <table:table-cell table:style-name="ce1" office:value-type="string" calcext:value-type="string">
            <text:p>En conception</text:p>
          </table:table-cell>
          <table:table-cell table:style-name="ce1" office:value-type="string" calcext:value-type="string">
            <text:p>2- Tige et manchon</text:p>
          </table:table-cell>
          <table:table-cell table:style-name="ce1" office:value-type="string" calcext:value-type="string">
            <text:p>294613.719</text:p>
          </table:table-cell>
          <table:table-cell table:style-name="ce1" office:value-type="string" calcext:value-type="string">
            <text:p>5052761.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1138" calcext:value-type="float">
            <text:p>1611138</text:p>
          </table:table-cell>
        </table:table-row>
        <table:table-row table:style-name="ro1">
          <table:table-cell office:value-type="float" office:value="220528" calcext:value-type="float">
            <text:p>220528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587.844</text:p>
          </table:table-cell>
          <table:table-cell office:value-type="string" calcext:value-type="string">
            <text:p>5052702.5</text:p>
          </table:table-cell>
          <table:table-cell office:value-type="float" office:value="16" calcext:value-type="float">
            <text:p>16</text:p>
          </table:table-cell>
          <table:table-cell office:value-type="float" office:value="1611138" calcext:value-type="float">
            <text:p>1611138</text:p>
          </table:table-cell>
        </table:table-row>
        <table:table-row table:style-name="ro1">
          <table:table-cell office:value-type="float" office:value="220530" calcext:value-type="float">
            <text:p>220530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float" office:value="294561" calcext:value-type="float">
            <text:p>294561</text:p>
          </table:table-cell>
          <table:table-cell office:value-type="string" calcext:value-type="string">
            <text:p>5052634.5</text:p>
          </table:table-cell>
          <table:table-cell office:value-type="float" office:value="16" calcext:value-type="float">
            <text:p>16</text:p>
          </table:table-cell>
          <table:table-cell office:value-type="float" office:value="1610745" calcext:value-type="float">
            <text:p>1610745</text:p>
          </table:table-cell>
        </table:table-row>
        <table:table-row table:style-name="ro1">
          <table:table-cell office:value-type="float" office:value="220531" calcext:value-type="float">
            <text:p>220531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555.313</text:p>
          </table:table-cell>
          <table:table-cell office:value-type="float" office:value="5052622" calcext:value-type="float">
            <text:p>5052622</text:p>
          </table:table-cell>
          <table:table-cell office:value-type="float" office:value="16" calcext:value-type="float">
            <text:p>16</text:p>
          </table:table-cell>
          <table:table-cell office:value-type="float" office:value="1610745" calcext:value-type="float">
            <text:p>1610745</text:p>
          </table:table-cell>
        </table:table-row>
        <table:table-row table:style-name="ro1">
          <table:table-cell office:value-type="float" office:value="220533" calcext:value-type="float">
            <text:p>220533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528.594</text:p>
          </table:table-cell>
          <table:table-cell office:value-type="float" office:value="5052557" calcext:value-type="float">
            <text:p>5052557</text:p>
          </table:table-cell>
          <table:table-cell office:value-type="float" office:value="16" calcext:value-type="float">
            <text:p>16</text:p>
          </table:table-cell>
          <table:table-cell office:value-type="float" office:value="1610745" calcext:value-type="float">
            <text:p>1610745</text:p>
          </table:table-cell>
        </table:table-row>
        <table:table-row table:style-name="ro1">
          <table:table-cell office:value-type="float" office:value="220535" calcext:value-type="float">
            <text:p>220535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515.25</text:p>
          </table:table-cell>
          <table:table-cell office:value-type="float" office:value="5052520" calcext:value-type="float">
            <text:p>5052520</text:p>
          </table:table-cell>
          <table:table-cell office:value-type="float" office:value="16" calcext:value-type="float">
            <text:p>16</text:p>
          </table:table-cell>
          <table:table-cell office:value-type="float" office:value="1610745" calcext:value-type="float">
            <text:p>1610745</text:p>
          </table:table-cell>
        </table:table-row>
        <table:table-row table:style-name="ro1">
          <table:table-cell office:value-type="float" office:value="220536" calcext:value-type="float">
            <text:p>220536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473.531</text:p>
          </table:table-cell>
          <table:table-cell office:value-type="float" office:value="5052416" calcext:value-type="float">
            <text:p>5052416</text:p>
          </table:table-cell>
          <table:table-cell office:value-type="float" office:value="16" calcext:value-type="float">
            <text:p>16</text:p>
          </table:table-cell>
          <table:table-cell office:value-type="float" office:value="1610847" calcext:value-type="float">
            <text:p>1610847</text:p>
          </table:table-cell>
        </table:table-row>
        <table:table-row table:style-name="ro1">
          <table:table-cell office:value-type="float" office:value="220538" calcext:value-type="float">
            <text:p>220538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480.719</text:p>
          </table:table-cell>
          <table:table-cell office:value-type="float" office:value="5052432" calcext:value-type="float">
            <text:p>5052432</text:p>
          </table:table-cell>
          <table:table-cell office:value-type="float" office:value="16" calcext:value-type="float">
            <text:p>16</text:p>
          </table:table-cell>
          <table:table-cell office:value-type="float" office:value="1610847" calcext:value-type="float">
            <text:p>1610847</text:p>
          </table:table-cell>
        </table:table-row>
        <table:table-row table:style-name="ro1">
          <table:table-cell office:value-type="float" office:value="220540" calcext:value-type="float">
            <text:p>220540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415.563</text:p>
          </table:table-cell>
          <table:table-cell office:value-type="string" calcext:value-type="string">
            <text:p>5052275.5</text:p>
          </table:table-cell>
          <table:table-cell office:value-type="float" office:value="16" calcext:value-type="float">
            <text:p>16</text:p>
          </table:table-cell>
          <table:table-cell office:value-type="float" office:value="1610854" calcext:value-type="float">
            <text:p>1610854</text:p>
          </table:table-cell>
        </table:table-row>
        <table:table-row table:style-name="ro1">
          <table:table-cell office:value-type="float" office:value="220541" calcext:value-type="float">
            <text:p>220541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405.438</text:p>
          </table:table-cell>
          <table:table-cell office:value-type="string" calcext:value-type="string">
            <text:p>5052248.5</text:p>
          </table:table-cell>
          <table:table-cell office:value-type="float" office:value="16" calcext:value-type="float">
            <text:p>16</text:p>
          </table:table-cell>
          <table:table-cell office:value-type="float" office:value="1610854" calcext:value-type="float">
            <text:p>1610854</text:p>
          </table:table-cell>
        </table:table-row>
        <table:table-row table:style-name="ro1">
          <table:table-cell office:value-type="float" office:value="220543" calcext:value-type="float">
            <text:p>220543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384.406</text:p>
          </table:table-cell>
          <table:table-cell office:value-type="float" office:value="5052196" calcext:value-type="float">
            <text:p>5052196</text:p>
          </table:table-cell>
          <table:table-cell office:value-type="float" office:value="16" calcext:value-type="float">
            <text:p>16</text:p>
          </table:table-cell>
          <table:table-cell office:value-type="float" office:value="1610858" calcext:value-type="float">
            <text:p>1610858</text:p>
          </table:table-cell>
        </table:table-row>
        <table:table-row table:style-name="ro1">
          <table:table-cell office:value-type="float" office:value="220544" calcext:value-type="float">
            <text:p>220544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375.188</text:p>
          </table:table-cell>
          <table:table-cell office:value-type="string" calcext:value-type="string">
            <text:p>5052177.5</text:p>
          </table:table-cell>
          <table:table-cell office:value-type="float" office:value="16" calcext:value-type="float">
            <text:p>16</text:p>
          </table:table-cell>
          <table:table-cell office:value-type="float" office:value="1610858" calcext:value-type="float">
            <text:p>1610858</text:p>
          </table:table-cell>
        </table:table-row>
        <table:table-row table:style-name="ro1">
          <table:table-cell office:value-type="float" office:value="220546" calcext:value-type="float">
            <text:p>220546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351.438</text:p>
          </table:table-cell>
          <table:table-cell office:value-type="string" calcext:value-type="string">
            <text:p>5052126.5</text:p>
          </table:table-cell>
          <table:table-cell office:value-type="float" office:value="16" calcext:value-type="float">
            <text:p>16</text:p>
          </table:table-cell>
          <table:table-cell office:value-type="float" office:value="1610861" calcext:value-type="float">
            <text:p>1610861</text:p>
          </table:table-cell>
        </table:table-row>
        <table:table-row table:style-name="ro1">
          <table:table-cell office:value-type="float" office:value="220547" calcext:value-type="float">
            <text:p>220547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343.313</text:p>
          </table:table-cell>
          <table:table-cell office:value-type="float" office:value="5052108" calcext:value-type="float">
            <text:p>5052108</text:p>
          </table:table-cell>
          <table:table-cell office:value-type="float" office:value="16" calcext:value-type="float">
            <text:p>16</text:p>
          </table:table-cell>
          <table:table-cell office:value-type="float" office:value="1610861" calcext:value-type="float">
            <text:p>1610861</text:p>
          </table:table-cell>
        </table:table-row>
        <table:table-row table:style-name="ro1">
          <table:table-cell office:value-type="float" office:value="220549" calcext:value-type="float">
            <text:p>220549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313.219</text:p>
          </table:table-cell>
          <table:table-cell office:value-type="float" office:value="5052044" calcext:value-type="float">
            <text:p>5052044</text:p>
          </table:table-cell>
          <table:table-cell office:value-type="float" office:value="16" calcext:value-type="float">
            <text:p>16</text:p>
          </table:table-cell>
          <table:table-cell office:value-type="float" office:value="1610565" calcext:value-type="float">
            <text:p>1610565</text:p>
          </table:table-cell>
        </table:table-row>
        <table:table-row table:style-name="ro1">
          <table:table-cell office:value-type="float" office:value="220550" calcext:value-type="float">
            <text:p>220550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299.5</text:p>
          </table:table-cell>
          <table:table-cell office:value-type="float" office:value="5052012" calcext:value-type="float">
            <text:p>5052012</text:p>
          </table:table-cell>
          <table:table-cell office:value-type="float" office:value="16" calcext:value-type="float">
            <text:p>16</text:p>
          </table:table-cell>
          <table:table-cell office:value-type="float" office:value="1610565" calcext:value-type="float">
            <text:p>1610565</text:p>
          </table:table-cell>
        </table:table-row>
        <table:table-row table:style-name="ro1">
          <table:table-cell office:value-type="float" office:value="220558" calcext:value-type="float">
            <text:p>220558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198.031</text:p>
          </table:table-cell>
          <table:table-cell office:value-type="string" calcext:value-type="string">
            <text:p>5051780.5</text:p>
          </table:table-cell>
          <table:table-cell office:value-type="float" office:value="16" calcext:value-type="float">
            <text:p>16</text:p>
          </table:table-cell>
          <table:table-cell office:value-type="float" office:value="1610579" calcext:value-type="float">
            <text:p>1610579</text:p>
          </table:table-cell>
        </table:table-row>
        <table:table-row table:style-name="ro1">
          <table:table-cell office:value-type="float" office:value="220559" calcext:value-type="float">
            <text:p>220559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4182.438</text:p>
          </table:table-cell>
          <table:table-cell office:value-type="string" calcext:value-type="string">
            <text:p>5051719.5</text:p>
          </table:table-cell>
          <table:table-cell office:value-type="float" office:value="16" calcext:value-type="float">
            <text:p>16</text:p>
          </table:table-cell>
          <table:table-cell office:value-type="float" office:value="1610583" calcext:value-type="float">
            <text:p>1610583</text:p>
          </table:table-cell>
        </table:table-row>
        <table:table-row table:style-name="ro1">
          <table:table-cell office:value-type="float" office:value="220560" calcext:value-type="float">
            <text:p>220560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172.438</text:p>
          </table:table-cell>
          <table:table-cell office:value-type="float" office:value="5051685" calcext:value-type="float">
            <text:p>5051685</text:p>
          </table:table-cell>
          <table:table-cell office:value-type="float" office:value="16" calcext:value-type="float">
            <text:p>16</text:p>
          </table:table-cell>
          <table:table-cell office:value-type="float" office:value="1610589" calcext:value-type="float">
            <text:p>1610589</text:p>
          </table:table-cell>
        </table:table-row>
        <table:table-row table:style-name="ro1">
          <table:table-cell office:value-type="float" office:value="220561" calcext:value-type="float">
            <text:p>220561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166.063</text:p>
          </table:table-cell>
          <table:table-cell office:value-type="string" calcext:value-type="string">
            <text:p>5051660.5</text:p>
          </table:table-cell>
          <table:table-cell office:value-type="float" office:value="16" calcext:value-type="float">
            <text:p>16</text:p>
          </table:table-cell>
          <table:table-cell office:value-type="float" office:value="1610589" calcext:value-type="float">
            <text:p>1610589</text:p>
          </table:table-cell>
        </table:table-row>
        <table:table-row table:style-name="ro1">
          <table:table-cell office:value-type="float" office:value="220563" calcext:value-type="float">
            <text:p>220563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133.813</text:p>
          </table:table-cell>
          <table:table-cell office:value-type="string" calcext:value-type="string">
            <text:p>5051574.5</text:p>
          </table:table-cell>
          <table:table-cell office:value-type="float" office:value="16" calcext:value-type="float">
            <text:p>16</text:p>
          </table:table-cell>
          <table:table-cell office:value-type="float" office:value="1610597" calcext:value-type="float">
            <text:p>1610597</text:p>
          </table:table-cell>
        </table:table-row>
        <table:table-row table:style-name="ro1">
          <table:table-cell office:value-type="float" office:value="220564" calcext:value-type="float">
            <text:p>220564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143.719</text:p>
          </table:table-cell>
          <table:table-cell office:value-type="string" calcext:value-type="string">
            <text:p>5051598.5</text:p>
          </table:table-cell>
          <table:table-cell office:value-type="float" office:value="16" calcext:value-type="float">
            <text:p>16</text:p>
          </table:table-cell>
          <table:table-cell office:value-type="float" office:value="1610597" calcext:value-type="float">
            <text:p>1610597</text:p>
          </table:table-cell>
        </table:table-row>
        <table:table-row table:style-name="ro1">
          <table:table-cell office:value-type="float" office:value="220568" calcext:value-type="float">
            <text:p>220568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111.719</text:p>
          </table:table-cell>
          <table:table-cell office:value-type="float" office:value="5051525" calcext:value-type="float">
            <text:p>5051525</text:p>
          </table:table-cell>
          <table:table-cell office:value-type="float" office:value="16" calcext:value-type="float">
            <text:p>16</text:p>
          </table:table-cell>
          <table:table-cell office:value-type="float" office:value="1610600" calcext:value-type="float">
            <text:p>1610600</text:p>
          </table:table-cell>
        </table:table-row>
        <table:table-row table:style-name="ro1">
          <table:table-cell office:value-type="float" office:value="220569" calcext:value-type="float">
            <text:p>220569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104.188</text:p>
          </table:table-cell>
          <table:table-cell office:value-type="string" calcext:value-type="string">
            <text:p>5051501.5</text:p>
          </table:table-cell>
          <table:table-cell office:value-type="float" office:value="16" calcext:value-type="float">
            <text:p>16</text:p>
          </table:table-cell>
          <table:table-cell office:value-type="float" office:value="1610605" calcext:value-type="float">
            <text:p>1610605</text:p>
          </table:table-cell>
        </table:table-row>
        <table:table-row table:style-name="ro1">
          <table:table-cell office:value-type="float" office:value="220571" calcext:value-type="float">
            <text:p>220571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float" office:value="294073" calcext:value-type="float">
            <text:p>294073</text:p>
          </table:table-cell>
          <table:table-cell office:value-type="string" calcext:value-type="string">
            <text:p>5051437.5</text:p>
          </table:table-cell>
          <table:table-cell office:value-type="float" office:value="16" calcext:value-type="float">
            <text:p>16</text:p>
          </table:table-cell>
          <table:table-cell office:value-type="float" office:value="1610613" calcext:value-type="float">
            <text:p>1610613</text:p>
          </table:table-cell>
        </table:table-row>
        <table:table-row table:style-name="ro1">
          <table:table-cell office:value-type="float" office:value="220572" calcext:value-type="float">
            <text:p>220572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060.188</text:p>
          </table:table-cell>
          <table:table-cell office:value-type="float" office:value="5051408" calcext:value-type="float">
            <text:p>5051408</text:p>
          </table:table-cell>
          <table:table-cell office:value-type="float" office:value="16" calcext:value-type="float">
            <text:p>16</text:p>
          </table:table-cell>
          <table:table-cell office:value-type="float" office:value="1610613" calcext:value-type="float">
            <text:p>1610613</text:p>
          </table:table-cell>
        </table:table-row>
        <table:table-row table:style-name="ro1">
          <table:table-cell office:value-type="float" office:value="220574" calcext:value-type="float">
            <text:p>220574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037.75</text:p>
          </table:table-cell>
          <table:table-cell office:value-type="string" calcext:value-type="string">
            <text:p>5051362.5</text:p>
          </table:table-cell>
          <table:table-cell office:value-type="float" office:value="16" calcext:value-type="float">
            <text:p>16</text:p>
          </table:table-cell>
          <table:table-cell office:value-type="float" office:value="1610633" calcext:value-type="float">
            <text:p>1610633</text:p>
          </table:table-cell>
        </table:table-row>
        <table:table-row table:style-name="ro1">
          <table:table-cell office:value-type="float" office:value="220575" calcext:value-type="float">
            <text:p>220575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028.906</text:p>
          </table:table-cell>
          <table:table-cell office:value-type="string" calcext:value-type="string">
            <text:p>5051342.5</text:p>
          </table:table-cell>
          <table:table-cell office:value-type="float" office:value="16" calcext:value-type="float">
            <text:p>16</text:p>
          </table:table-cell>
          <table:table-cell office:value-type="float" office:value="1610633" calcext:value-type="float">
            <text:p>1610633</text:p>
          </table:table-cell>
        </table:table-row>
        <table:table-row table:style-name="ro1">
          <table:table-cell office:value-type="float" office:value="220577" calcext:value-type="float">
            <text:p>220577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997.25</text:p>
          </table:table-cell>
          <table:table-cell office:value-type="string" calcext:value-type="string">
            <text:p>5051278.5</text:p>
          </table:table-cell>
          <table:table-cell office:value-type="float" office:value="16" calcext:value-type="float">
            <text:p>16</text:p>
          </table:table-cell>
          <table:table-cell office:value-type="float" office:value="1610512" calcext:value-type="float">
            <text:p>1610512</text:p>
          </table:table-cell>
        </table:table-row>
        <table:table-row table:style-name="ro1">
          <table:table-cell office:value-type="float" office:value="220578" calcext:value-type="float">
            <text:p>220578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3986.813</text:p>
          </table:table-cell>
          <table:table-cell office:value-type="string" calcext:value-type="string">
            <text:p>5051255.5</text:p>
          </table:table-cell>
          <table:table-cell office:value-type="float" office:value="16" calcext:value-type="float">
            <text:p>16</text:p>
          </table:table-cell>
          <table:table-cell office:value-type="float" office:value="1610512" calcext:value-type="float">
            <text:p>1610512</text:p>
          </table:table-cell>
        </table:table-row>
        <table:table-row table:style-name="ro1">
          <table:table-cell office:value-type="float" office:value="220579" calcext:value-type="float">
            <text:p>220579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3956.25</text:p>
          </table:table-cell>
          <table:table-cell office:value-type="string" calcext:value-type="string">
            <text:p>5051198.5</text:p>
          </table:table-cell>
          <table:table-cell office:value-type="float" office:value="16" calcext:value-type="float">
            <text:p>16</text:p>
          </table:table-cell>
          <table:table-cell office:value-type="float" office:value="1610511" calcext:value-type="float">
            <text:p>1610511</text:p>
          </table:table-cell>
        </table:table-row>
        <table:table-row table:style-name="ro1">
          <table:table-cell office:value-type="float" office:value="220580" calcext:value-type="float">
            <text:p>220580</text:p>
          </table:table-cell>
          <table:table-cell office:value-type="float" office:value="20120804000000" calcext:value-type="float">
            <text:p>2012080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3943.375</text:p>
          </table:table-cell>
          <table:table-cell office:value-type="string" calcext:value-type="string">
            <text:p>5051169.5</text:p>
          </table:table-cell>
          <table:table-cell office:value-type="float" office:value="16" calcext:value-type="float">
            <text:p>16</text:p>
          </table:table-cell>
          <table:table-cell office:value-type="float" office:value="1610511" calcext:value-type="float">
            <text:p>1610511</text:p>
          </table:table-cell>
        </table:table-row>
        <table:table-row table:style-name="ro1">
          <table:table-cell office:value-type="float" office:value="225280" calcext:value-type="float">
            <text:p>225280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0- Fût et feux</text:p>
          </table:table-cell>
          <table:table-cell office:value-type="float" office:value="294514" calcext:value-type="float">
            <text:p>294514</text:p>
          </table:table-cell>
          <table:table-cell office:value-type="float" office:value="5049513" calcext:value-type="float">
            <text:p>5049513</text:p>
          </table:table-cell>
          <table:table-cell office:value-type="float" office:value="16" calcext:value-type="float">
            <text:p>16</text:p>
          </table:table-cell>
          <table:table-cell office:value-type="float" office:value="1610402" calcext:value-type="float">
            <text:p>1610402</text:p>
          </table:table-cell>
        </table:table-row>
        <table:table-row table:style-name="ro1">
          <table:table-cell office:value-type="float" office:value="225283" calcext:value-type="float">
            <text:p>225283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553.469</text:p>
          </table:table-cell>
          <table:table-cell office:value-type="float" office:value="5049459" calcext:value-type="float">
            <text:p>5049459</text:p>
          </table:table-cell>
          <table:table-cell office:value-type="float" office:value="16" calcext:value-type="float">
            <text:p>16</text:p>
          </table:table-cell>
          <table:table-cell office:value-type="float" office:value="1610406" calcext:value-type="float">
            <text:p>1610406</text:p>
          </table:table-cell>
        </table:table-row>
        <table:table-row table:style-name="ro1">
          <table:table-cell office:value-type="float" office:value="225285" calcext:value-type="float">
            <text:p>225285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4613.898</text:p>
          </table:table-cell>
          <table:table-cell office:value-type="string" calcext:value-type="string">
            <text:p>5049376.933</text:p>
          </table:table-cell>
          <table:table-cell office:value-type="float" office:value="16" calcext:value-type="float">
            <text:p>16</text:p>
          </table:table-cell>
          <table:table-cell office:value-type="float" office:value="1610413" calcext:value-type="float">
            <text:p>1610413</text:p>
          </table:table-cell>
        </table:table-row>
        <table:table-row table:style-name="ro1">
          <table:table-cell office:value-type="float" office:value="225287" calcext:value-type="float">
            <text:p>225287</text:p>
          </table:table-cell>
          <table:table-cell office:value-type="float" office:value="20130525000000" calcext:value-type="float">
            <text:p>20130525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4662.75</text:p>
          </table:table-cell>
          <table:table-cell office:value-type="string" calcext:value-type="string">
            <text:p>5049311.5</text:p>
          </table:table-cell>
          <table:table-cell office:value-type="float" office:value="16" calcext:value-type="float">
            <text:p>16</text:p>
          </table:table-cell>
          <table:table-cell office:value-type="float" office:value="1625061" calcext:value-type="float">
            <text:p>1625061</text:p>
          </table:table-cell>
        </table:table-row>
      </table:table>
      <table:named-expressions/>
      <table:database-ranges>
        <table:database-range table:name="__Anonymous_Sheet_DB__0" table:target-range-address="Sheet1.A1:Sheet1.H265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2T16:28:49.011908860</dc:date>
    <meta:document-statistic meta:table-count="1" meta:cell-count="2112" meta:object-count="0"/>
    <meta:generator>LibreOffice/4.2.6.3$Linux_X86_64 LibreOffice_project/420m0$Build-3</meta:generator>
  </office:meta>
</office:document-meta>
</file>